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S Mincho" svg:font-family="'MS Mincho'"/>
    <style:font-face style:font-family-generic="system" style:font-pitch="variable" style:name="Mangal" svg:font-family="Mangal"/>
    <style:font-face style:font-family-generic="system" style:font-pitch="variable" style:name="Segoe UI" svg:font-family="'Segoe UI'"/>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table-cell" style:name="ab54641">
      <style:table-cell-properties fo:border-bottom="0.02mm solid #000000" fo:border-left="0.02mm solid #000000" fo:border-right="0.02mm solid #000000" fo:border-top="0.02mm solid #000000"/>
    </style:style>
    <style:style style:family="table-cell" style:name="a60b256">
      <style:table-cell-properties fo:border-bottom="0.02mm solid #000000" fo:border-left="0.02mm solid #000000" fo:border-right="0.02mm solid #000000" fo:border-top="0.02mm solid #000000"/>
    </style:style>
    <style:style style:family="table-cell" style:name="a474b8f">
      <style:table-cell-properties fo:border-bottom="0.02mm solid #000000" fo:border-left="0.02mm solid #000000" fo:border-right="0.02mm solid #000000" fo:border-top="0.02mm solid #000000"/>
    </style:style>
    <style:style style:family="table-cell" style:name="aff600f">
      <style:table-cell-properties fo:border-bottom="0.02mm solid #000000" fo:border-left="0.02mm solid #000000" fo:border-right="0.02mm solid #000000" fo:border-top="0.02mm solid #000000"/>
    </style:style>
    <style:style style:family="table-cell" style:name="ab844e6">
      <style:table-cell-properties fo:border-bottom="0.02mm solid #000000" fo:border-left="0.02mm solid #000000" fo:border-right="0.02mm solid #000000" fo:border-top="0.02mm solid #000000"/>
    </style:style>
    <style:style style:family="paragraph" style:list-style-name="L1" style:name="af76716" style:parent-style-name="ListParagraph">
      <style:paragraph-properties/>
    </style:style>
    <style:style style:family="paragraph" style:list-style-name="L1" style:name="a02a85e" style:parent-style-name="ListParagraph">
      <style:paragraph-properties/>
    </style:style>
    <style:style style:family="table-cell" style:name="a865e14">
      <style:table-cell-properties fo:border-bottom="0.02mm solid #000000" fo:border-left="0.02mm solid #000000" fo:border-right="0.02mm solid #000000" fo:border-top="0.02mm solid #000000"/>
    </style:style>
    <style:style style:family="table-cell" style:name="a103be9">
      <style:table-cell-properties fo:border-bottom="0.02mm solid #000000" fo:border-left="0.02mm solid #000000" fo:border-right="0.02mm solid #000000" fo:border-top="0.02mm solid #000000"/>
    </style:style>
    <style:style style:family="table-cell" style:name="ad361ed">
      <style:table-cell-properties fo:border-bottom="0.02mm solid #000000" fo:border-left="0.02mm solid #000000" fo:border-right="0.02mm solid #000000" fo:border-top="0.02mm solid #000000"/>
    </style:style>
    <style:style style:family="table-cell" style:name="aea0c32">
      <style:table-cell-properties fo:border-bottom="0.02mm solid #000000" fo:border-left="0.02mm solid #000000" fo:border-right="0.02mm solid #000000" fo:border-top="0.02mm solid #000000"/>
    </style:style>
    <style:style style:family="table-cell" style:name="ab35d8f">
      <style:table-cell-properties fo:border-bottom="0.02mm solid #000000" fo:border-left="0.02mm solid #000000" fo:border-right="0.02mm solid #000000" fo:border-top="0.02mm solid #000000"/>
    </style:style>
    <style:style style:family="table-cell" style:name="a7078eb">
      <style:table-cell-properties fo:border-bottom="0.02mm solid #000000" fo:border-left="0.02mm solid #000000" fo:border-right="0.02mm solid #000000" fo:border-top="0.02mm solid #000000"/>
    </style:style>
    <style:style style:family="table-cell" style:name="a12e283">
      <style:table-cell-properties fo:border-bottom="0.02mm solid #000000" fo:border-left="0.02mm solid #000000" fo:border-right="0.02mm solid #000000" fo:border-top="0.02mm solid #000000"/>
    </style:style>
    <style:style style:family="table-cell" style:name="a7efa7b">
      <style:table-cell-properties fo:border-bottom="0.02mm solid #000000" fo:border-left="0.02mm solid #000000" fo:border-right="0.02mm solid #000000" fo:border-top="0.02mm solid #000000"/>
    </style:style>
    <style:style style:family="table-cell" style:name="a795c6a">
      <style:table-cell-properties fo:border-bottom="0.02mm solid #000000" fo:border-left="0.02mm solid #000000" fo:border-right="0.02mm solid #000000" fo:border-top="0.02mm solid #000000"/>
    </style:style>
    <style:style style:family="table-cell" style:name="a625c80">
      <style:table-cell-properties fo:border-bottom="0.02mm solid #000000" fo:border-left="0.02mm solid #000000" fo:border-right="0.02mm solid #000000" fo:border-top="0.02mm solid #000000"/>
    </style:style>
    <style:style style:family="table-cell" style:name="a945eeb">
      <style:table-cell-properties fo:border-bottom="0.02mm solid #000000" fo:border-left="0.02mm solid #000000" fo:border-right="0.02mm solid #000000" fo:border-top="0.02mm solid #000000"/>
    </style:style>
    <style:style style:family="table-cell" style:name="ab44b8b">
      <style:table-cell-properties fo:border-bottom="0.02mm solid #000000" fo:border-left="0.02mm solid #000000" fo:border-right="0.02mm solid #000000" fo:border-top="0.02mm solid #000000"/>
    </style:style>
    <style:style style:family="table-cell" style:name="abbee90">
      <style:table-cell-properties fo:border-bottom="0.02mm solid #000000" fo:border-left="0.02mm solid #000000" fo:border-right="0.02mm solid #000000" fo:border-top="0.02mm solid #000000"/>
    </style:style>
    <style:style style:family="table-cell" style:name="acb8405">
      <style:table-cell-properties fo:border-bottom="0.02mm solid #000000" fo:border-left="0.02mm solid #000000" fo:border-right="0.02mm solid #000000" fo:border-top="0.02mm solid #000000"/>
    </style:style>
    <style:style style:family="table-cell" style:name="a0f32b2">
      <style:table-cell-properties fo:border-bottom="0.02mm solid #000000" fo:border-left="0.02mm solid #000000" fo:border-right="0.02mm solid #000000" fo:border-top="0.02mm solid #000000"/>
    </style:style>
    <style:style style:family="table-cell" style:name="acfeb26">
      <style:table-cell-properties fo:border-bottom="0.02mm solid #000000" fo:border-left="0.02mm solid #000000" fo:border-right="0.02mm solid #000000" fo:border-top="0.02mm solid #000000"/>
    </style:style>
    <style:style style:family="table-cell" style:name="a75376a">
      <style:table-cell-properties fo:border-bottom="0.02mm solid #000000" fo:border-left="0.02mm solid #000000" fo:border-right="0.02mm solid #000000" fo:border-top="0.02mm solid #000000"/>
    </style:style>
    <style:style style:family="table-cell" style:name="a44a264">
      <style:table-cell-properties fo:border-bottom="0.02mm solid #000000" fo:border-left="0.02mm solid #000000" fo:border-right="0.02mm solid #000000" fo:border-top="0.02mm solid #000000"/>
    </style:style>
    <style:style style:family="table-cell" style:name="a348c31">
      <style:table-cell-properties fo:border-bottom="0.02mm solid #000000" fo:border-left="0.02mm solid #000000" fo:border-right="0.02mm solid #000000" fo:border-top="0.02mm solid #000000"/>
    </style:style>
    <style:style style:family="table-cell" style:name="a2af8de">
      <style:table-cell-properties fo:border-bottom="0.02mm solid #000000" fo:border-left="0.02mm solid #000000" fo:border-right="0.02mm solid #000000" fo:border-top="0.02mm solid #000000"/>
    </style:style>
    <style:style style:family="table-cell" style:name="a5fdc98">
      <style:table-cell-properties fo:border-bottom="0.02mm solid #000000" fo:border-left="0.02mm solid #000000" fo:border-right="0.02mm solid #000000" fo:border-top="0.02mm solid #000000"/>
    </style:style>
    <style:style style:family="table-cell" style:name="a373d8b">
      <style:table-cell-properties fo:border-bottom="0.02mm solid #000000" fo:border-left="0.02mm solid #000000" fo:border-right="0.02mm solid #000000" fo:border-top="0.02mm solid #000000"/>
    </style:style>
    <style:style style:family="table-cell" style:name="a5a5e3d">
      <style:table-cell-properties fo:border-bottom="0.02mm solid #000000" fo:border-left="0.02mm solid #000000" fo:border-right="0.02mm solid #000000" fo:border-top="0.02mm solid #000000"/>
    </style:style>
    <style:style style:family="table-cell" style:name="a6f2040">
      <style:table-cell-properties fo:border-bottom="0.02mm solid #000000" fo:border-left="0.02mm solid #000000" fo:border-right="0.02mm solid #000000" fo:border-top="0.02mm solid #000000"/>
    </style:style>
    <style:style style:family="table-cell" style:name="ab65806">
      <style:table-cell-properties fo:border-bottom="0.02mm solid #000000" fo:border-left="0.02mm solid #000000" fo:border-right="0.02mm solid #000000" fo:border-top="0.02mm solid #000000"/>
    </style:style>
    <style:style style:family="table-cell" style:name="abfc6cf">
      <style:table-cell-properties fo:border-bottom="0.02mm solid #000000" fo:border-left="0.02mm solid #000000" fo:border-right="0.02mm solid #000000" fo:border-top="0.02mm solid #000000"/>
    </style:style>
    <style:style style:family="table-cell" style:name="a975c1c">
      <style:table-cell-properties fo:border-bottom="0.02mm solid #000000" fo:border-left="0.02mm solid #000000" fo:border-right="0.02mm solid #000000" fo:border-top="0.02mm solid #000000"/>
    </style:style>
    <style:style style:family="table-cell" style:name="a033ed7">
      <style:table-cell-properties fo:border-bottom="0.02mm solid #000000" fo:border-left="0.02mm solid #000000" fo:border-right="0.02mm solid #000000" fo:border-top="0.02mm solid #000000"/>
    </style:style>
    <style:style style:family="table-cell" style:name="a2a4f51">
      <style:table-cell-properties fo:border-bottom="0.02mm solid #000000" fo:border-left="0.02mm solid #000000" fo:border-right="0.02mm solid #000000" fo:border-top="0.02mm solid #000000"/>
    </style:style>
    <style:style style:family="table-cell" style:name="ab0c409">
      <style:table-cell-properties fo:border-bottom="0.02mm solid #000000" fo:border-left="0.02mm solid #000000" fo:border-right="0.02mm solid #000000" fo:border-top="0.02mm solid #000000"/>
    </style:style>
    <style:style style:family="table-cell" style:name="a3445d4">
      <style:table-cell-properties fo:border-bottom="0.02mm solid #000000" fo:border-left="0.02mm solid #000000" fo:border-right="0.02mm solid #000000" fo:border-top="0.02mm solid #000000"/>
    </style:style>
    <style:style style:family="table-cell" style:name="a44adf1">
      <style:table-cell-properties fo:border-bottom="0.02mm solid #000000" fo:border-left="0.02mm solid #000000" fo:border-right="0.02mm solid #000000" fo:border-top="0.02mm solid #000000"/>
    </style:style>
    <style:style style:family="table-cell" style:name="adfd671">
      <style:table-cell-properties fo:border-bottom="0.02mm solid #000000" fo:border-left="0.02mm solid #000000" fo:border-right="0.02mm solid #000000" fo:border-top="0.02mm solid #000000"/>
    </style:style>
    <style:style style:family="table-cell" style:name="acaff8d">
      <style:table-cell-properties fo:border-bottom="0.02mm solid #000000" fo:border-left="0.02mm solid #000000" fo:border-right="0.02mm solid #000000" fo:border-top="0.02mm solid #000000"/>
    </style:style>
    <style:style style:family="table-cell" style:name="aec0abb">
      <style:table-cell-properties fo:border-bottom="0.02mm solid #000000" fo:border-left="0.02mm solid #000000" fo:border-right="0.02mm solid #000000" fo:border-top="0.02mm solid #000000"/>
    </style:style>
    <style:style style:family="table-cell" style:name="aedc641">
      <style:table-cell-properties fo:border-bottom="0.02mm solid #000000" fo:border-left="0.02mm solid #000000" fo:border-right="0.02mm solid #000000" fo:border-top="0.02mm solid #000000"/>
    </style:style>
    <style:style style:family="table-column" style:name="af9c3c3">
      <style:table-column-properties style:rel-column-width="402*"/>
    </style:style>
    <style:style style:family="table" style:name="a4df4f3" style:parent-style-name="TableGrid">
      <style:table-properties style:rel-width="100%"/>
    </style:style>
    <style:style style:family="table-cell" style:name="aa1886b">
      <style:table-cell-properties fo:border-bottom="0.02mm solid #000000" fo:border-left="0.02mm solid #000000" fo:border-right="0.02mm solid #000000" fo:border-top="0.02mm solid #000000"/>
    </style:style>
    <style:style style:family="table-cell" style:name="aa57350">
      <style:table-cell-properties fo:border-bottom="0.02mm solid #000000" fo:border-left="0.02mm solid #000000" fo:border-right="0.02mm solid #000000" fo:border-top="0.02mm solid #000000"/>
    </style:style>
    <style:style style:family="table-cell" style:name="a1d7b53">
      <style:table-cell-properties fo:border-bottom="0.02mm solid #000000" fo:border-left="0.02mm solid #000000" fo:border-right="0.02mm solid #000000" fo:border-top="0.02mm solid #000000"/>
    </style:style>
    <style:style style:family="table-cell" style:name="a6af0a7">
      <style:table-cell-properties fo:border-bottom="0.02mm solid #000000" fo:border-left="0.02mm solid #000000" fo:border-right="0.02mm solid #000000" fo:border-top="0.02mm solid #000000"/>
    </style:style>
    <style:style style:family="table-cell" style:name="af6ebf4">
      <style:table-cell-properties fo:border-bottom="0.02mm solid #000000" fo:border-left="0.02mm solid #000000" fo:border-right="0.02mm solid #000000" fo:border-top="0.02mm solid #000000"/>
    </style:style>
    <style:style style:family="table-cell" style:name="a26ecb3">
      <style:table-cell-properties fo:border-bottom="0.02mm solid #000000" fo:border-left="0.02mm solid #000000" fo:border-right="0.02mm solid #000000" fo:border-top="0.02mm solid #000000"/>
    </style:style>
    <style:style style:family="table-column" style:name="a45d77f">
      <style:table-column-properties style:rel-column-width="1000*"/>
    </style:style>
    <style:style style:family="table" style:name="ae49853" style:parent-style-name="TableGrid">
      <style:table-properties style:rel-width="100%"/>
    </style:style>
    <style:style style:family="table-cell" style:name="a8ffb6b">
      <style:table-cell-properties fo:border-bottom="0.02mm solid #000000" fo:border-left="0.02mm solid #000000" fo:border-right="0.02mm solid #000000" fo:border-top="0.02mm solid #000000"/>
    </style:style>
    <style:style style:family="table-cell" style:name="abbeb1b">
      <style:table-cell-properties fo:border-bottom="0.02mm solid #000000" fo:border-left="0.02mm solid #000000" fo:border-right="0.02mm solid #000000" fo:border-top="0.02mm solid #000000"/>
    </style:style>
    <style:style style:family="table-cell" style:name="a4614ef">
      <style:table-cell-properties fo:border-bottom="0.02mm solid #000000" fo:border-left="0.02mm solid #000000" fo:border-right="0.02mm solid #000000" fo:border-top="0.02mm solid #000000"/>
    </style:style>
    <style:style style:family="table-cell" style:name="a3bd215">
      <style:table-cell-properties fo:border-bottom="0.02mm solid #000000" fo:border-left="0.02mm solid #000000" fo:border-right="0.02mm solid #000000" fo:border-top="0.02mm solid #000000"/>
    </style:style>
    <style:style style:family="table-cell" style:name="abdcdbf">
      <style:table-cell-properties fo:border-bottom="0.02mm solid #000000" fo:border-left="0.02mm solid #000000" fo:border-right="0.02mm solid #000000" fo:border-top="0.02mm solid #000000"/>
    </style:style>
    <style:style style:family="paragraph" style:list-style-name="L1" style:name="ae6ef39" style:parent-style-name="ListParagraph">
      <style:paragraph-properties/>
    </style:style>
    <style:style style:family="paragraph" style:list-style-name="L1" style:name="a7ee7cd" style:parent-style-name="ListParagraph">
      <style:paragraph-properties/>
    </style:style>
    <style:style style:family="table-cell" style:name="a3a407e">
      <style:table-cell-properties fo:border-bottom="0.02mm solid #000000" fo:border-left="0.02mm solid #000000" fo:border-right="0.02mm solid #000000" fo:border-top="0.02mm solid #000000"/>
    </style:style>
    <style:style style:family="table-cell" style:name="adfb6e4">
      <style:table-cell-properties fo:border-bottom="0.02mm solid #000000" fo:border-left="0.02mm solid #000000" fo:border-right="0.02mm solid #000000" fo:border-top="0.02mm solid #000000"/>
    </style:style>
    <style:style style:family="table-cell" style:name="a167063">
      <style:table-cell-properties fo:border-bottom="0.02mm solid #000000" fo:border-left="0.02mm solid #000000" fo:border-right="0.02mm solid #000000" fo:border-top="0.02mm solid #000000"/>
    </style:style>
    <style:style style:family="table-cell" style:name="a81205e">
      <style:table-cell-properties fo:border-bottom="0.02mm solid #000000" fo:border-left="0.02mm solid #000000" fo:border-right="0.02mm solid #000000" fo:border-top="0.02mm solid #000000"/>
    </style:style>
    <style:style style:family="table-cell" style:name="a71c96f">
      <style:table-cell-properties fo:border-bottom="0.02mm solid #000000" fo:border-left="0.02mm solid #000000" fo:border-right="0.02mm solid #000000" fo:border-top="0.02mm solid #000000"/>
    </style:style>
    <style:style style:family="table-cell" style:name="aea6e4e">
      <style:table-cell-properties fo:border-bottom="0.02mm solid #000000" fo:border-left="0.02mm solid #000000" fo:border-right="0.02mm solid #000000" fo:border-top="0.02mm solid #000000"/>
    </style:style>
    <style:style style:family="table-cell" style:name="a0d0913">
      <style:table-cell-properties fo:border-bottom="0.02mm solid #000000" fo:border-left="0.02mm solid #000000" fo:border-right="0.02mm solid #000000" fo:border-top="0.02mm solid #000000"/>
    </style:style>
    <style:style style:family="table-cell" style:name="aaa84df">
      <style:table-cell-properties fo:border-bottom="0.02mm solid #000000" fo:border-left="0.02mm solid #000000" fo:border-right="0.02mm solid #000000" fo:border-top="0.02mm solid #000000"/>
    </style:style>
    <style:style style:family="table-cell" style:name="a67ddbc">
      <style:table-cell-properties fo:border-bottom="0.02mm solid #000000" fo:border-left="0.02mm solid #000000" fo:border-right="0.02mm solid #000000" fo:border-top="0.02mm solid #000000"/>
    </style:style>
    <style:style style:family="table-cell" style:name="a43b5ba">
      <style:table-cell-properties fo:border-bottom="0.02mm solid #000000" fo:border-left="0.02mm solid #000000" fo:border-right="0.02mm solid #000000" fo:border-top="0.02mm solid #000000"/>
    </style:style>
    <style:style style:family="table-cell" style:name="a55f739">
      <style:table-cell-properties fo:border-bottom="0.02mm solid #000000" fo:border-left="0.02mm solid #000000" fo:border-right="0.02mm solid #000000" fo:border-top="0.02mm solid #000000"/>
    </style:style>
    <style:style style:family="table-cell" style:name="a32c6ba">
      <style:table-cell-properties fo:border-bottom="0.02mm solid #000000" fo:border-left="0.02mm solid #000000" fo:border-right="0.02mm solid #000000" fo:border-top="0.02mm solid #000000"/>
    </style:style>
    <style:style style:family="table-cell" style:name="a9a779e">
      <style:table-cell-properties fo:border-bottom="0.02mm solid #000000" fo:border-left="0.02mm solid #000000" fo:border-right="0.02mm solid #000000" fo:border-top="0.02mm solid #000000"/>
    </style:style>
    <style:style style:family="table-cell" style:name="a760644">
      <style:table-cell-properties fo:border-bottom="0.02mm solid #000000" fo:border-left="0.02mm solid #000000" fo:border-right="0.02mm solid #000000" fo:border-top="0.02mm solid #000000"/>
    </style:style>
    <style:style style:family="table-cell" style:name="aa08654">
      <style:table-cell-properties fo:border-bottom="0.02mm solid #000000" fo:border-left="0.02mm solid #000000" fo:border-right="0.02mm solid #000000" fo:border-top="0.02mm solid #000000"/>
    </style:style>
    <style:style style:family="table-cell" style:name="a9fb901">
      <style:table-cell-properties fo:border-bottom="0.02mm solid #000000" fo:border-left="0.02mm solid #000000" fo:border-right="0.02mm solid #000000" fo:border-top="0.02mm solid #000000"/>
    </style:style>
    <style:style style:family="table-cell" style:name="a5c05ff">
      <style:table-cell-properties fo:border-bottom="0.02mm solid #000000" fo:border-left="0.02mm solid #000000" fo:border-right="0.02mm solid #000000" fo:border-top="0.02mm solid #000000"/>
    </style:style>
    <style:style style:family="table-cell" style:name="a2d09d5">
      <style:table-cell-properties fo:border-bottom="0.02mm solid #000000" fo:border-left="0.02mm solid #000000" fo:border-right="0.02mm solid #000000" fo:border-top="0.02mm solid #000000"/>
    </style:style>
    <style:style style:family="table-cell" style:name="a383964">
      <style:table-cell-properties fo:border-bottom="0.02mm solid #000000" fo:border-left="0.02mm solid #000000" fo:border-right="0.02mm solid #000000" fo:border-top="0.02mm solid #000000"/>
    </style:style>
    <style:style style:family="table-cell" style:name="a312e4b">
      <style:table-cell-properties fo:border-bottom="0.02mm solid #000000" fo:border-left="0.02mm solid #000000" fo:border-right="0.02mm solid #000000" fo:border-top="0.02mm solid #000000"/>
    </style:style>
    <style:style style:family="table-cell" style:name="aaaba88">
      <style:table-cell-properties fo:border-bottom="0.02mm solid #000000" fo:border-left="0.02mm solid #000000" fo:border-right="0.02mm solid #000000" fo:border-top="0.02mm solid #000000"/>
    </style:style>
    <style:style style:family="table-cell" style:name="a70e6dc">
      <style:table-cell-properties fo:border-bottom="0.02mm solid #000000" fo:border-left="0.02mm solid #000000" fo:border-right="0.02mm solid #000000" fo:border-top="0.02mm solid #000000"/>
    </style:style>
    <style:style style:family="table-cell" style:name="a02caa1">
      <style:table-cell-properties fo:border-bottom="0.02mm solid #000000" fo:border-left="0.02mm solid #000000" fo:border-right="0.02mm solid #000000" fo:border-top="0.02mm solid #000000"/>
    </style:style>
    <style:style style:family="table-cell" style:name="a8623c8">
      <style:table-cell-properties fo:border-bottom="0.02mm solid #000000" fo:border-left="0.02mm solid #000000" fo:border-right="0.02mm solid #000000" fo:border-top="0.02mm solid #000000"/>
    </style:style>
    <style:style style:family="table-cell" style:name="aa6f08f">
      <style:table-cell-properties fo:border-bottom="0.02mm solid #000000" fo:border-left="0.02mm solid #000000" fo:border-right="0.02mm solid #000000" fo:border-top="0.02mm solid #000000"/>
    </style:style>
    <style:style style:family="table-cell" style:name="a33a455">
      <style:table-cell-properties fo:border-bottom="0.02mm solid #000000" fo:border-left="0.02mm solid #000000" fo:border-right="0.02mm solid #000000" fo:border-top="0.02mm solid #000000"/>
    </style:style>
    <style:style style:family="table-cell" style:name="a78570e">
      <style:table-cell-properties fo:border-bottom="0.02mm solid #000000" fo:border-left="0.02mm solid #000000" fo:border-right="0.02mm solid #000000" fo:border-top="0.02mm solid #000000"/>
    </style:style>
    <style:style style:family="table-cell" style:name="a861fbd">
      <style:table-cell-properties fo:border-bottom="0.02mm solid #000000" fo:border-left="0.02mm solid #000000" fo:border-right="0.02mm solid #000000" fo:border-top="0.02mm solid #000000"/>
    </style:style>
    <style:style style:family="table-cell" style:name="a23a2c4">
      <style:table-cell-properties fo:border-bottom="0.02mm solid #000000" fo:border-left="0.02mm solid #000000" fo:border-right="0.02mm solid #000000" fo:border-top="0.02mm solid #000000"/>
    </style:style>
    <style:style style:family="table-cell" style:name="af92c23">
      <style:table-cell-properties fo:border-bottom="0.02mm solid #000000" fo:border-left="0.02mm solid #000000" fo:border-right="0.02mm solid #000000" fo:border-top="0.02mm solid #000000"/>
    </style:style>
    <style:style style:family="table-cell" style:name="aed4bd4">
      <style:table-cell-properties fo:border-bottom="0.02mm solid #000000" fo:border-left="0.02mm solid #000000" fo:border-right="0.02mm solid #000000" fo:border-top="0.02mm solid #000000"/>
    </style:style>
    <style:style style:family="table-cell" style:name="a7ae941">
      <style:table-cell-properties fo:border-bottom="0.02mm solid #000000" fo:border-left="0.02mm solid #000000" fo:border-right="0.02mm solid #000000" fo:border-top="0.02mm solid #000000"/>
    </style:style>
    <style:style style:family="table-cell" style:name="afb25bb">
      <style:table-cell-properties fo:border-bottom="0.02mm solid #000000" fo:border-left="0.02mm solid #000000" fo:border-right="0.02mm solid #000000" fo:border-top="0.02mm solid #000000"/>
    </style:style>
    <style:style style:family="table-cell" style:name="aafb1bd">
      <style:table-cell-properties fo:border-bottom="0.02mm solid #000000" fo:border-left="0.02mm solid #000000" fo:border-right="0.02mm solid #000000" fo:border-top="0.02mm solid #000000"/>
    </style:style>
    <style:style style:family="table-cell" style:name="a40eb73">
      <style:table-cell-properties fo:border-bottom="0.02mm solid #000000" fo:border-left="0.02mm solid #000000" fo:border-right="0.02mm solid #000000" fo:border-top="0.02mm solid #000000"/>
    </style:style>
    <style:style style:family="table-cell" style:name="a3fff4e">
      <style:table-cell-properties fo:border-bottom="0.02mm solid #000000" fo:border-left="0.02mm solid #000000" fo:border-right="0.02mm solid #000000" fo:border-top="0.02mm solid #000000"/>
    </style:style>
    <style:style style:family="table-column" style:name="a599d45">
      <style:table-column-properties style:rel-column-width="402*"/>
    </style:style>
    <style:style style:family="table" style:name="ab38321" style:parent-style-name="a85eae9">
      <style:table-properties style:rel-width="100%"/>
    </style:style>
    <style:style style:family="table-cell" style:name="a9680b9">
      <style:table-cell-properties fo:border-bottom="0.02mm solid #000000" fo:border-left="0.02mm solid #000000" fo:border-right="0.02mm solid #000000" fo:border-top="0.02mm solid #000000"/>
    </style:style>
    <style:style style:family="table-cell" style:name="a7e7524">
      <style:table-cell-properties fo:border-bottom="0.02mm solid #000000" fo:border-left="0.02mm solid #000000" fo:border-right="0.02mm solid #000000" fo:border-top="0.02mm solid #000000"/>
    </style:style>
    <style:style style:family="table-cell" style:name="a0de28b">
      <style:table-cell-properties fo:border-bottom="0.02mm solid #000000" fo:border-left="0.02mm solid #000000" fo:border-right="0.02mm solid #000000" fo:border-top="0.02mm solid #000000"/>
    </style:style>
    <style:style style:family="table-cell" style:name="a768a26">
      <style:table-cell-properties fo:border-bottom="0.02mm solid #000000" fo:border-left="0.02mm solid #000000" fo:border-right="0.02mm solid #000000" fo:border-top="0.02mm solid #000000"/>
    </style:style>
    <style:style style:family="table-cell" style:name="a2a9595">
      <style:table-cell-properties fo:border-bottom="0.02mm solid #000000" fo:border-left="0.02mm solid #000000" fo:border-right="0.02mm solid #000000" fo:border-top="0.02mm solid #000000"/>
    </style:style>
    <style:style style:family="table-cell" style:name="a1519fb">
      <style:table-cell-properties fo:border-bottom="0.02mm solid #000000" fo:border-left="0.02mm solid #000000" fo:border-right="0.02mm solid #000000" fo:border-top="0.02mm solid #000000"/>
    </style:style>
    <style:style style:family="table-column" style:name="a28d110">
      <style:table-column-properties style:rel-column-width="1000*"/>
    </style:style>
    <style:style style:family="table" style:name="a59040c" style:parent-style-name="a35fcb9">
      <style:table-properties style:rel-width="100%"/>
    </style:style>
    <style:style style:family="table-cell" style:name="a98c3b1">
      <style:table-cell-properties fo:border-bottom="0.02mm solid #000000" fo:border-left="0.02mm solid #000000" fo:border-right="0.02mm solid #000000" fo:border-top="0.02mm solid #000000"/>
    </style:style>
    <style:style style:family="table-cell" style:name="a0e1202">
      <style:table-cell-properties fo:border-bottom="0.02mm solid #000000" fo:border-left="0.02mm solid #000000" fo:border-right="0.02mm solid #000000" fo:border-top="0.02mm solid #000000"/>
    </style:style>
    <style:style style:family="table-cell" style:name="ac2306c">
      <style:table-cell-properties fo:border-bottom="0.02mm solid #000000" fo:border-left="0.02mm solid #000000" fo:border-right="0.02mm solid #000000" fo:border-top="0.02mm solid #000000"/>
    </style:style>
    <style:style style:family="table-cell" style:name="aee356e">
      <style:table-cell-properties fo:border-bottom="0.02mm solid #000000" fo:border-left="0.02mm solid #000000" fo:border-right="0.02mm solid #000000" fo:border-top="0.02mm solid #000000"/>
    </style:style>
    <style:style style:family="table-cell" style:name="a01f4e5">
      <style:table-cell-properties fo:border-bottom="0.02mm solid #000000" fo:border-left="0.02mm solid #000000" fo:border-right="0.02mm solid #000000" fo:border-top="0.02mm solid #000000"/>
    </style:style>
    <style:style style:family="paragraph" style:list-style-name="L1" style:name="adc46b2" style:parent-style-name="ListParagraph">
      <style:paragraph-properties/>
    </style:style>
    <style:style style:family="paragraph" style:list-style-name="L1" style:name="aa1b0e9" style:parent-style-name="ListParagraph">
      <style:paragraph-properties/>
    </style:style>
    <style:style style:family="table-cell" style:name="a2d2077">
      <style:table-cell-properties fo:border-bottom="0.02mm solid #000000" fo:border-left="0.02mm solid #000000" fo:border-right="0.02mm solid #000000" fo:border-top="0.02mm solid #000000"/>
    </style:style>
    <style:style style:family="table-cell" style:name="a76296d">
      <style:table-cell-properties fo:border-bottom="0.02mm solid #000000" fo:border-left="0.02mm solid #000000" fo:border-right="0.02mm solid #000000" fo:border-top="0.02mm solid #000000"/>
    </style:style>
    <style:style style:family="table-cell" style:name="a0c5474">
      <style:table-cell-properties fo:border-bottom="0.02mm solid #000000" fo:border-left="0.02mm solid #000000" fo:border-right="0.02mm solid #000000" fo:border-top="0.02mm solid #000000"/>
    </style:style>
    <style:style style:family="table-cell" style:name="ac9b0e3">
      <style:table-cell-properties fo:border-bottom="0.02mm solid #000000" fo:border-left="0.02mm solid #000000" fo:border-right="0.02mm solid #000000" fo:border-top="0.02mm solid #000000"/>
    </style:style>
    <style:style style:family="table-cell" style:name="aea836a">
      <style:table-cell-properties fo:border-bottom="0.02mm solid #000000" fo:border-left="0.02mm solid #000000" fo:border-right="0.02mm solid #000000" fo:border-top="0.02mm solid #000000"/>
    </style:style>
    <style:style style:family="table-cell" style:name="ad019fb">
      <style:table-cell-properties fo:border-bottom="0.02mm solid #000000" fo:border-left="0.02mm solid #000000" fo:border-right="0.02mm solid #000000" fo:border-top="0.02mm solid #000000"/>
    </style:style>
    <style:style style:family="table-cell" style:name="a1ddb87">
      <style:table-cell-properties fo:border-bottom="0.02mm solid #000000" fo:border-left="0.02mm solid #000000" fo:border-right="0.02mm solid #000000" fo:border-top="0.02mm solid #000000"/>
    </style:style>
    <style:style style:family="table-cell" style:name="a78c103">
      <style:table-cell-properties fo:border-bottom="0.02mm solid #000000" fo:border-left="0.02mm solid #000000" fo:border-right="0.02mm solid #000000" fo:border-top="0.02mm solid #000000"/>
    </style:style>
    <style:style style:family="table-cell" style:name="a6ea582">
      <style:table-cell-properties fo:border-bottom="0.02mm solid #000000" fo:border-left="0.02mm solid #000000" fo:border-right="0.02mm solid #000000" fo:border-top="0.02mm solid #000000"/>
    </style:style>
    <style:style style:family="table-cell" style:name="ad44b95">
      <style:table-cell-properties fo:border-bottom="0.02mm solid #000000" fo:border-left="0.02mm solid #000000" fo:border-right="0.02mm solid #000000" fo:border-top="0.02mm solid #000000"/>
    </style:style>
    <style:style style:family="table-cell" style:name="adb5a4c">
      <style:table-cell-properties fo:border-bottom="0.02mm solid #000000" fo:border-left="0.02mm solid #000000" fo:border-right="0.02mm solid #000000" fo:border-top="0.02mm solid #000000"/>
    </style:style>
    <style:style style:family="table-cell" style:name="a261d3f">
      <style:table-cell-properties fo:border-bottom="0.02mm solid #000000" fo:border-left="0.02mm solid #000000" fo:border-right="0.02mm solid #000000" fo:border-top="0.02mm solid #000000"/>
    </style:style>
    <style:style style:family="table-cell" style:name="a06b813">
      <style:table-cell-properties fo:border-bottom="0.02mm solid #000000" fo:border-left="0.02mm solid #000000" fo:border-right="0.02mm solid #000000" fo:border-top="0.02mm solid #000000"/>
    </style:style>
    <style:style style:family="table-cell" style:name="ae06b40">
      <style:table-cell-properties fo:border-bottom="0.02mm solid #000000" fo:border-left="0.02mm solid #000000" fo:border-right="0.02mm solid #000000" fo:border-top="0.02mm solid #000000"/>
    </style:style>
    <style:style style:family="table-cell" style:name="a3ff6d7">
      <style:table-cell-properties fo:border-bottom="0.02mm solid #000000" fo:border-left="0.02mm solid #000000" fo:border-right="0.02mm solid #000000" fo:border-top="0.02mm solid #000000"/>
    </style:style>
    <style:style style:family="table-cell" style:name="a4490b1">
      <style:table-cell-properties fo:border-bottom="0.02mm solid #000000" fo:border-left="0.02mm solid #000000" fo:border-right="0.02mm solid #000000" fo:border-top="0.02mm solid #000000"/>
    </style:style>
    <style:style style:family="table-cell" style:name="a16d20a">
      <style:table-cell-properties fo:border-bottom="0.02mm solid #000000" fo:border-left="0.02mm solid #000000" fo:border-right="0.02mm solid #000000" fo:border-top="0.02mm solid #000000"/>
    </style:style>
    <style:style style:family="table-cell" style:name="acb0780">
      <style:table-cell-properties fo:border-bottom="0.02mm solid #000000" fo:border-left="0.02mm solid #000000" fo:border-right="0.02mm solid #000000" fo:border-top="0.02mm solid #000000"/>
    </style:style>
    <style:style style:family="table-cell" style:name="acbddc8">
      <style:table-cell-properties fo:border-bottom="0.02mm solid #000000" fo:border-left="0.02mm solid #000000" fo:border-right="0.02mm solid #000000" fo:border-top="0.02mm solid #000000"/>
    </style:style>
    <style:style style:family="table-cell" style:name="a367a40">
      <style:table-cell-properties fo:border-bottom="0.02mm solid #000000" fo:border-left="0.02mm solid #000000" fo:border-right="0.02mm solid #000000" fo:border-top="0.02mm solid #000000"/>
    </style:style>
    <style:style style:family="table-cell" style:name="a6ecbb4">
      <style:table-cell-properties fo:border-bottom="0.02mm solid #000000" fo:border-left="0.02mm solid #000000" fo:border-right="0.02mm solid #000000" fo:border-top="0.02mm solid #000000"/>
    </style:style>
    <style:style style:family="table-cell" style:name="abefda3">
      <style:table-cell-properties fo:border-bottom="0.02mm solid #000000" fo:border-left="0.02mm solid #000000" fo:border-right="0.02mm solid #000000" fo:border-top="0.02mm solid #000000"/>
    </style:style>
    <style:style style:family="table-cell" style:name="a111c88">
      <style:table-cell-properties fo:border-bottom="0.02mm solid #000000" fo:border-left="0.02mm solid #000000" fo:border-right="0.02mm solid #000000" fo:border-top="0.02mm solid #000000"/>
    </style:style>
    <style:style style:family="table-cell" style:name="ad4e813">
      <style:table-cell-properties fo:border-bottom="0.02mm solid #000000" fo:border-left="0.02mm solid #000000" fo:border-right="0.02mm solid #000000" fo:border-top="0.02mm solid #000000"/>
    </style:style>
    <style:style style:family="table-cell" style:name="a7980da">
      <style:table-cell-properties fo:border-bottom="0.02mm solid #000000" fo:border-left="0.02mm solid #000000" fo:border-right="0.02mm solid #000000" fo:border-top="0.02mm solid #000000"/>
    </style:style>
    <style:style style:family="table-cell" style:name="ae130df">
      <style:table-cell-properties fo:border-bottom="0.02mm solid #000000" fo:border-left="0.02mm solid #000000" fo:border-right="0.02mm solid #000000" fo:border-top="0.02mm solid #000000"/>
    </style:style>
    <style:style style:family="table-cell" style:name="a441cbe">
      <style:table-cell-properties fo:border-bottom="0.02mm solid #000000" fo:border-left="0.02mm solid #000000" fo:border-right="0.02mm solid #000000" fo:border-top="0.02mm solid #000000"/>
    </style:style>
    <style:style style:family="table-cell" style:name="a3affd4">
      <style:table-cell-properties fo:border-bottom="0.02mm solid #000000" fo:border-left="0.02mm solid #000000" fo:border-right="0.02mm solid #000000" fo:border-top="0.02mm solid #000000"/>
    </style:style>
    <style:style style:family="table-cell" style:name="a4b3f24">
      <style:table-cell-properties fo:border-bottom="0.02mm solid #000000" fo:border-left="0.02mm solid #000000" fo:border-right="0.02mm solid #000000" fo:border-top="0.02mm solid #000000"/>
    </style:style>
    <style:style style:family="table-cell" style:name="a6a6143">
      <style:table-cell-properties fo:border-bottom="0.02mm solid #000000" fo:border-left="0.02mm solid #000000" fo:border-right="0.02mm solid #000000" fo:border-top="0.02mm solid #000000"/>
    </style:style>
    <style:style style:family="table-cell" style:name="ab4272c">
      <style:table-cell-properties fo:border-bottom="0.02mm solid #000000" fo:border-left="0.02mm solid #000000" fo:border-right="0.02mm solid #000000" fo:border-top="0.02mm solid #000000"/>
    </style:style>
    <style:style style:family="table-cell" style:name="a2e29cb">
      <style:table-cell-properties fo:border-bottom="0.02mm solid #000000" fo:border-left="0.02mm solid #000000" fo:border-right="0.02mm solid #000000" fo:border-top="0.02mm solid #000000"/>
    </style:style>
    <style:style style:family="table-cell" style:name="a9966d9">
      <style:table-cell-properties fo:border-bottom="0.02mm solid #000000" fo:border-left="0.02mm solid #000000" fo:border-right="0.02mm solid #000000" fo:border-top="0.02mm solid #000000"/>
    </style:style>
    <style:style style:family="table-cell" style:name="a92386d">
      <style:table-cell-properties fo:border-bottom="0.02mm solid #000000" fo:border-left="0.02mm solid #000000" fo:border-right="0.02mm solid #000000" fo:border-top="0.02mm solid #000000"/>
    </style:style>
    <style:style style:family="table-cell" style:name="a4193cb">
      <style:table-cell-properties fo:border-bottom="0.02mm solid #000000" fo:border-left="0.02mm solid #000000" fo:border-right="0.02mm solid #000000" fo:border-top="0.02mm solid #000000"/>
    </style:style>
    <style:style style:family="table-cell" style:name="a7ab4bc">
      <style:table-cell-properties fo:border-bottom="0.02mm solid #000000" fo:border-left="0.02mm solid #000000" fo:border-right="0.02mm solid #000000" fo:border-top="0.02mm solid #000000"/>
    </style:style>
    <style:style style:family="table-column" style:name="a4283e9">
      <style:table-column-properties style:rel-column-width="402*"/>
    </style:style>
    <style:style style:family="table" style:name="a33e223" style:parent-style-name="a85eae9">
      <style:table-properties style:rel-width="100%"/>
    </style:style>
    <style:style style:family="table-cell" style:name="a308d3a">
      <style:table-cell-properties fo:border-bottom="0.02mm solid #000000" fo:border-left="0.02mm solid #000000" fo:border-right="0.02mm solid #000000" fo:border-top="0.02mm solid #000000"/>
    </style:style>
    <style:style style:family="table-cell" style:name="af3e8a6">
      <style:table-cell-properties fo:border-bottom="0.02mm solid #000000" fo:border-left="0.02mm solid #000000" fo:border-right="0.02mm solid #000000" fo:border-top="0.02mm solid #000000"/>
    </style:style>
    <style:style style:family="table-cell" style:name="a43653f">
      <style:table-cell-properties fo:border-bottom="0.02mm solid #000000" fo:border-left="0.02mm solid #000000" fo:border-right="0.02mm solid #000000" fo:border-top="0.02mm solid #000000"/>
    </style:style>
    <style:style style:family="table-cell" style:name="a77c6a2">
      <style:table-cell-properties fo:border-bottom="0.02mm solid #000000" fo:border-left="0.02mm solid #000000" fo:border-right="0.02mm solid #000000" fo:border-top="0.02mm solid #000000"/>
    </style:style>
    <style:style style:family="table-cell" style:name="a188d87">
      <style:table-cell-properties fo:border-bottom="0.02mm solid #000000" fo:border-left="0.02mm solid #000000" fo:border-right="0.02mm solid #000000" fo:border-top="0.02mm solid #000000"/>
    </style:style>
    <style:style style:family="table-cell" style:name="a75be42">
      <style:table-cell-properties fo:border-bottom="0.02mm solid #000000" fo:border-left="0.02mm solid #000000" fo:border-right="0.02mm solid #000000" fo:border-top="0.02mm solid #000000"/>
    </style:style>
    <style:style style:family="table-column" style:name="ac2f871">
      <style:table-column-properties style:rel-column-width="1000*"/>
    </style:style>
    <style:style style:family="table" style:name="a093cda" style:parent-style-name="a35fcb9">
      <style:table-properties style:rel-width="100%"/>
    </style:style>
    <style:style style:family="table-cell" style:name="a29fa39">
      <style:table-cell-properties fo:border-bottom="0.02mm solid #000000" fo:border-left="0.02mm solid #000000" fo:border-right="0.02mm solid #000000" fo:border-top="0.02mm solid #000000"/>
    </style:style>
    <style:style style:family="table-cell" style:name="a4db158">
      <style:table-cell-properties fo:border-bottom="0.02mm solid #000000" fo:border-left="0.02mm solid #000000" fo:border-right="0.02mm solid #000000" fo:border-top="0.02mm solid #000000"/>
    </style:style>
    <style:style style:family="table-cell" style:name="a43efbc">
      <style:table-cell-properties fo:border-bottom="0.02mm solid #000000" fo:border-left="0.02mm solid #000000" fo:border-right="0.02mm solid #000000" fo:border-top="0.02mm solid #000000"/>
    </style:style>
    <style:style style:family="table-cell" style:name="a724a60">
      <style:table-cell-properties fo:border-bottom="0.02mm solid #000000" fo:border-left="0.02mm solid #000000" fo:border-right="0.02mm solid #000000" fo:border-top="0.02mm solid #000000"/>
    </style:style>
    <style:style style:family="table-cell" style:name="a9485b4">
      <style:table-cell-properties fo:border-bottom="0.02mm solid #000000" fo:border-left="0.02mm solid #000000" fo:border-right="0.02mm solid #000000" fo:border-top="0.02mm solid #000000"/>
    </style:style>
    <style:style style:family="paragraph" style:list-style-name="L1" style:name="acf63e6" style:parent-style-name="ListParagraph">
      <style:paragraph-properties/>
    </style:style>
    <style:style style:family="paragraph" style:list-style-name="L1" style:name="a087842" style:parent-style-name="ListParagraph">
      <style:paragraph-properties/>
    </style:style>
    <style:style style:family="table-cell" style:name="a22c743">
      <style:table-cell-properties fo:border-bottom="0.02mm solid #000000" fo:border-left="0.02mm solid #000000" fo:border-right="0.02mm solid #000000" fo:border-top="0.02mm solid #000000"/>
    </style:style>
    <style:style style:family="table-cell" style:name="a823bef">
      <style:table-cell-properties fo:border-bottom="0.02mm solid #000000" fo:border-left="0.02mm solid #000000" fo:border-right="0.02mm solid #000000" fo:border-top="0.02mm solid #000000"/>
    </style:style>
    <style:style style:family="table-cell" style:name="a91081b">
      <style:table-cell-properties fo:border-bottom="0.02mm solid #000000" fo:border-left="0.02mm solid #000000" fo:border-right="0.02mm solid #000000" fo:border-top="0.02mm solid #000000"/>
    </style:style>
    <style:style style:family="table-cell" style:name="a4986b0">
      <style:table-cell-properties fo:border-bottom="0.02mm solid #000000" fo:border-left="0.02mm solid #000000" fo:border-right="0.02mm solid #000000" fo:border-top="0.02mm solid #000000"/>
    </style:style>
    <style:style style:family="table-cell" style:name="a6b7ba5">
      <style:table-cell-properties fo:border-bottom="0.02mm solid #000000" fo:border-left="0.02mm solid #000000" fo:border-right="0.02mm solid #000000" fo:border-top="0.02mm solid #000000"/>
    </style:style>
    <style:style style:family="table-cell" style:name="adc606d">
      <style:table-cell-properties fo:border-bottom="0.02mm solid #000000" fo:border-left="0.02mm solid #000000" fo:border-right="0.02mm solid #000000" fo:border-top="0.02mm solid #000000"/>
    </style:style>
    <style:style style:family="table-cell" style:name="adac712">
      <style:table-cell-properties fo:border-bottom="0.02mm solid #000000" fo:border-left="0.02mm solid #000000" fo:border-right="0.02mm solid #000000" fo:border-top="0.02mm solid #000000"/>
    </style:style>
    <style:style style:family="table-cell" style:name="a108021">
      <style:table-cell-properties fo:border-bottom="0.02mm solid #000000" fo:border-left="0.02mm solid #000000" fo:border-right="0.02mm solid #000000" fo:border-top="0.02mm solid #000000"/>
    </style:style>
    <style:style style:family="table-cell" style:name="a510d2b">
      <style:table-cell-properties fo:border-bottom="0.02mm solid #000000" fo:border-left="0.02mm solid #000000" fo:border-right="0.02mm solid #000000" fo:border-top="0.02mm solid #000000"/>
    </style:style>
    <style:style style:family="table-cell" style:name="ae88396">
      <style:table-cell-properties fo:border-bottom="0.02mm solid #000000" fo:border-left="0.02mm solid #000000" fo:border-right="0.02mm solid #000000" fo:border-top="0.02mm solid #000000"/>
    </style:style>
    <style:style style:family="table-cell" style:name="a3b9a6f">
      <style:table-cell-properties fo:border-bottom="0.02mm solid #000000" fo:border-left="0.02mm solid #000000" fo:border-right="0.02mm solid #000000" fo:border-top="0.02mm solid #000000"/>
    </style:style>
    <style:style style:family="table-cell" style:name="a474558">
      <style:table-cell-properties fo:border-bottom="0.02mm solid #000000" fo:border-left="0.02mm solid #000000" fo:border-right="0.02mm solid #000000" fo:border-top="0.02mm solid #000000"/>
    </style:style>
    <style:style style:family="table-cell" style:name="a8dd23a">
      <style:table-cell-properties fo:border-bottom="0.02mm solid #000000" fo:border-left="0.02mm solid #000000" fo:border-right="0.02mm solid #000000" fo:border-top="0.02mm solid #000000"/>
    </style:style>
    <style:style style:family="table-cell" style:name="abd7556">
      <style:table-cell-properties fo:border-bottom="0.02mm solid #000000" fo:border-left="0.02mm solid #000000" fo:border-right="0.02mm solid #000000" fo:border-top="0.02mm solid #000000"/>
    </style:style>
    <style:style style:family="table-cell" style:name="af54ec3">
      <style:table-cell-properties fo:border-bottom="0.02mm solid #000000" fo:border-left="0.02mm solid #000000" fo:border-right="0.02mm solid #000000" fo:border-top="0.02mm solid #000000"/>
    </style:style>
    <style:style style:family="table-cell" style:name="aefe64c">
      <style:table-cell-properties fo:border-bottom="0.02mm solid #000000" fo:border-left="0.02mm solid #000000" fo:border-right="0.02mm solid #000000" fo:border-top="0.02mm solid #000000"/>
    </style:style>
    <style:style style:family="table-cell" style:name="a64e103">
      <style:table-cell-properties fo:border-bottom="0.02mm solid #000000" fo:border-left="0.02mm solid #000000" fo:border-right="0.02mm solid #000000" fo:border-top="0.02mm solid #000000"/>
    </style:style>
    <style:style style:family="table-cell" style:name="a98fb0a">
      <style:table-cell-properties fo:border-bottom="0.02mm solid #000000" fo:border-left="0.02mm solid #000000" fo:border-right="0.02mm solid #000000" fo:border-top="0.02mm solid #000000"/>
    </style:style>
    <style:style style:family="table-cell" style:name="a08a4c1">
      <style:table-cell-properties fo:border-bottom="0.02mm solid #000000" fo:border-left="0.02mm solid #000000" fo:border-right="0.02mm solid #000000" fo:border-top="0.02mm solid #000000"/>
    </style:style>
    <style:style style:family="table-cell" style:name="a6a83ff">
      <style:table-cell-properties fo:border-bottom="0.02mm solid #000000" fo:border-left="0.02mm solid #000000" fo:border-right="0.02mm solid #000000" fo:border-top="0.02mm solid #000000"/>
    </style:style>
    <style:style style:family="table-cell" style:name="a0bf063">
      <style:table-cell-properties fo:border-bottom="0.02mm solid #000000" fo:border-left="0.02mm solid #000000" fo:border-right="0.02mm solid #000000" fo:border-top="0.02mm solid #000000"/>
    </style:style>
    <style:style style:family="table-cell" style:name="a406ecb">
      <style:table-cell-properties fo:border-bottom="0.02mm solid #000000" fo:border-left="0.02mm solid #000000" fo:border-right="0.02mm solid #000000" fo:border-top="0.02mm solid #000000"/>
    </style:style>
    <style:style style:family="table-cell" style:name="a19c741">
      <style:table-cell-properties fo:border-bottom="0.02mm solid #000000" fo:border-left="0.02mm solid #000000" fo:border-right="0.02mm solid #000000" fo:border-top="0.02mm solid #000000"/>
    </style:style>
    <style:style style:family="table-cell" style:name="a3d26a8">
      <style:table-cell-properties fo:border-bottom="0.02mm solid #000000" fo:border-left="0.02mm solid #000000" fo:border-right="0.02mm solid #000000" fo:border-top="0.02mm solid #000000"/>
    </style:style>
    <style:style style:family="table-cell" style:name="a6ce08e">
      <style:table-cell-properties fo:border-bottom="0.02mm solid #000000" fo:border-left="0.02mm solid #000000" fo:border-right="0.02mm solid #000000" fo:border-top="0.02mm solid #000000"/>
    </style:style>
    <style:style style:family="table-cell" style:name="acfadf4">
      <style:table-cell-properties fo:border-bottom="0.02mm solid #000000" fo:border-left="0.02mm solid #000000" fo:border-right="0.02mm solid #000000" fo:border-top="0.02mm solid #000000"/>
    </style:style>
    <style:style style:family="table-cell" style:name="a2c8c1c">
      <style:table-cell-properties fo:border-bottom="0.02mm solid #000000" fo:border-left="0.02mm solid #000000" fo:border-right="0.02mm solid #000000" fo:border-top="0.02mm solid #000000"/>
    </style:style>
    <style:style style:family="table-cell" style:name="af68e2c">
      <style:table-cell-properties fo:border-bottom="0.02mm solid #000000" fo:border-left="0.02mm solid #000000" fo:border-right="0.02mm solid #000000" fo:border-top="0.02mm solid #000000"/>
    </style:style>
    <style:style style:family="table-cell" style:name="ad3018e">
      <style:table-cell-properties fo:border-bottom="0.02mm solid #000000" fo:border-left="0.02mm solid #000000" fo:border-right="0.02mm solid #000000" fo:border-top="0.02mm solid #000000"/>
    </style:style>
    <style:style style:family="table-cell" style:name="aaafd11">
      <style:table-cell-properties fo:border-bottom="0.02mm solid #000000" fo:border-left="0.02mm solid #000000" fo:border-right="0.02mm solid #000000" fo:border-top="0.02mm solid #000000"/>
    </style:style>
    <style:style style:family="table-cell" style:name="a5735c9">
      <style:table-cell-properties fo:border-bottom="0.02mm solid #000000" fo:border-left="0.02mm solid #000000" fo:border-right="0.02mm solid #000000" fo:border-top="0.02mm solid #000000"/>
    </style:style>
    <style:style style:family="table-cell" style:name="a8242eb">
      <style:table-cell-properties fo:border-bottom="0.02mm solid #000000" fo:border-left="0.02mm solid #000000" fo:border-right="0.02mm solid #000000" fo:border-top="0.02mm solid #000000"/>
    </style:style>
    <style:style style:family="table-cell" style:name="ac36d93">
      <style:table-cell-properties fo:border-bottom="0.02mm solid #000000" fo:border-left="0.02mm solid #000000" fo:border-right="0.02mm solid #000000" fo:border-top="0.02mm solid #000000"/>
    </style:style>
    <style:style style:family="table-cell" style:name="ab1c703">
      <style:table-cell-properties fo:border-bottom="0.02mm solid #000000" fo:border-left="0.02mm solid #000000" fo:border-right="0.02mm solid #000000" fo:border-top="0.02mm solid #000000"/>
    </style:style>
    <style:style style:family="table-cell" style:name="a01abdc">
      <style:table-cell-properties fo:border-bottom="0.02mm solid #000000" fo:border-left="0.02mm solid #000000" fo:border-right="0.02mm solid #000000" fo:border-top="0.02mm solid #000000"/>
    </style:style>
    <style:style style:family="table-cell" style:name="a996cd4">
      <style:table-cell-properties fo:border-bottom="0.02mm solid #000000" fo:border-left="0.02mm solid #000000" fo:border-right="0.02mm solid #000000" fo:border-top="0.02mm solid #000000"/>
    </style:style>
    <style:style style:family="table-column" style:name="ac30d09">
      <style:table-column-properties style:rel-column-width="402*"/>
    </style:style>
    <style:style style:family="table" style:name="a515d8b" style:parent-style-name="a85eae9">
      <style:table-properties style:rel-width="100%"/>
    </style:style>
    <style:style style:family="table-cell" style:name="a166041">
      <style:table-cell-properties fo:border-bottom="0.02mm solid #000000" fo:border-left="0.02mm solid #000000" fo:border-right="0.02mm solid #000000" fo:border-top="0.02mm solid #000000"/>
    </style:style>
    <style:style style:family="table-cell" style:name="ae936d2">
      <style:table-cell-properties fo:border-bottom="0.02mm solid #000000" fo:border-left="0.02mm solid #000000" fo:border-right="0.02mm solid #000000" fo:border-top="0.02mm solid #000000"/>
    </style:style>
    <style:style style:family="table-cell" style:name="a281a8e">
      <style:table-cell-properties fo:border-bottom="0.02mm solid #000000" fo:border-left="0.02mm solid #000000" fo:border-right="0.02mm solid #000000" fo:border-top="0.02mm solid #000000"/>
    </style:style>
    <style:style style:family="table-cell" style:name="ab02114">
      <style:table-cell-properties fo:border-bottom="0.02mm solid #000000" fo:border-left="0.02mm solid #000000" fo:border-right="0.02mm solid #000000" fo:border-top="0.02mm solid #000000"/>
    </style:style>
    <style:style style:family="table-cell" style:name="ab1575a">
      <style:table-cell-properties fo:border-bottom="0.02mm solid #000000" fo:border-left="0.02mm solid #000000" fo:border-right="0.02mm solid #000000" fo:border-top="0.02mm solid #000000"/>
    </style:style>
    <style:style style:family="table-cell" style:name="a0cc489">
      <style:table-cell-properties fo:border-bottom="0.02mm solid #000000" fo:border-left="0.02mm solid #000000" fo:border-right="0.02mm solid #000000" fo:border-top="0.02mm solid #000000"/>
    </style:style>
    <style:style style:family="table-column" style:name="a483ca8">
      <style:table-column-properties style:rel-column-width="1000*"/>
    </style:style>
    <style:style style:family="table" style:name="adab5de" style:parent-style-name="a35fcb9">
      <style:table-properties style:rel-width="100%"/>
    </style:style>
    <style:style style:family="table-cell" style:name="a5908e4">
      <style:table-cell-properties fo:border-bottom="0.02mm solid #000000" fo:border-left="0.02mm solid #000000" fo:border-right="0.02mm solid #000000" fo:border-top="0.02mm solid #000000"/>
    </style:style>
    <style:style style:family="table-cell" style:name="a960052">
      <style:table-cell-properties fo:border-bottom="0.02mm solid #000000" fo:border-left="0.02mm solid #000000" fo:border-right="0.02mm solid #000000" fo:border-top="0.02mm solid #000000"/>
    </style:style>
    <style:style style:family="table-cell" style:name="a5f8b5a">
      <style:table-cell-properties fo:border-bottom="0.02mm solid #000000" fo:border-left="0.02mm solid #000000" fo:border-right="0.02mm solid #000000" fo:border-top="0.02mm solid #000000"/>
    </style:style>
    <style:style style:family="table-cell" style:name="aa62c67">
      <style:table-cell-properties fo:border-bottom="0.02mm solid #000000" fo:border-left="0.02mm solid #000000" fo:border-right="0.02mm solid #000000" fo:border-top="0.02mm solid #000000"/>
    </style:style>
    <style:style style:family="table-cell" style:name="aa40fa3">
      <style:table-cell-properties fo:border-bottom="0.02mm solid #000000" fo:border-left="0.02mm solid #000000" fo:border-right="0.02mm solid #000000" fo:border-top="0.02mm solid #000000"/>
    </style:style>
    <style:style style:family="paragraph" style:list-style-name="L1" style:name="a15c7a9" style:parent-style-name="ListParagraph">
      <style:paragraph-properties/>
    </style:style>
    <style:style style:family="paragraph" style:list-style-name="L1" style:name="a70177d" style:parent-style-name="ListParagraph">
      <style:paragraph-properties/>
    </style:style>
    <style:style style:family="table-cell" style:name="adb432f">
      <style:table-cell-properties fo:border-bottom="0.02mm solid #000000" fo:border-left="0.02mm solid #000000" fo:border-right="0.02mm solid #000000" fo:border-top="0.02mm solid #000000"/>
    </style:style>
    <style:style style:family="table-cell" style:name="a5dddf6">
      <style:table-cell-properties fo:border-bottom="0.02mm solid #000000" fo:border-left="0.02mm solid #000000" fo:border-right="0.02mm solid #000000" fo:border-top="0.02mm solid #000000"/>
    </style:style>
    <style:style style:family="table-cell" style:name="a613bc1">
      <style:table-cell-properties fo:border-bottom="0.02mm solid #000000" fo:border-left="0.02mm solid #000000" fo:border-right="0.02mm solid #000000" fo:border-top="0.02mm solid #000000"/>
    </style:style>
    <style:style style:family="table-cell" style:name="a14c9eb">
      <style:table-cell-properties fo:border-bottom="0.02mm solid #000000" fo:border-left="0.02mm solid #000000" fo:border-right="0.02mm solid #000000" fo:border-top="0.02mm solid #000000"/>
    </style:style>
    <style:style style:family="table-cell" style:name="a3827cc">
      <style:table-cell-properties fo:border-bottom="0.02mm solid #000000" fo:border-left="0.02mm solid #000000" fo:border-right="0.02mm solid #000000" fo:border-top="0.02mm solid #000000"/>
    </style:style>
    <style:style style:family="table-cell" style:name="ac3ed1f">
      <style:table-cell-properties fo:border-bottom="0.02mm solid #000000" fo:border-left="0.02mm solid #000000" fo:border-right="0.02mm solid #000000" fo:border-top="0.02mm solid #000000"/>
    </style:style>
    <style:style style:family="table-cell" style:name="a373c91">
      <style:table-cell-properties fo:border-bottom="0.02mm solid #000000" fo:border-left="0.02mm solid #000000" fo:border-right="0.02mm solid #000000" fo:border-top="0.02mm solid #000000"/>
    </style:style>
    <style:style style:family="table-cell" style:name="ad5b082">
      <style:table-cell-properties fo:border-bottom="0.02mm solid #000000" fo:border-left="0.02mm solid #000000" fo:border-right="0.02mm solid #000000" fo:border-top="0.02mm solid #000000"/>
    </style:style>
    <style:style style:family="table-cell" style:name="ae75d47">
      <style:table-cell-properties fo:border-bottom="0.02mm solid #000000" fo:border-left="0.02mm solid #000000" fo:border-right="0.02mm solid #000000" fo:border-top="0.02mm solid #000000"/>
    </style:style>
    <style:style style:family="table-cell" style:name="a541d72">
      <style:table-cell-properties fo:border-bottom="0.02mm solid #000000" fo:border-left="0.02mm solid #000000" fo:border-right="0.02mm solid #000000" fo:border-top="0.02mm solid #000000"/>
    </style:style>
    <style:style style:family="table-cell" style:name="ae6540c">
      <style:table-cell-properties fo:border-bottom="0.02mm solid #000000" fo:border-left="0.02mm solid #000000" fo:border-right="0.02mm solid #000000" fo:border-top="0.02mm solid #000000"/>
    </style:style>
    <style:style style:family="table-cell" style:name="af70ef2">
      <style:table-cell-properties fo:border-bottom="0.02mm solid #000000" fo:border-left="0.02mm solid #000000" fo:border-right="0.02mm solid #000000" fo:border-top="0.02mm solid #000000"/>
    </style:style>
    <style:style style:family="table-cell" style:name="a33add5">
      <style:table-cell-properties fo:border-bottom="0.02mm solid #000000" fo:border-left="0.02mm solid #000000" fo:border-right="0.02mm solid #000000" fo:border-top="0.02mm solid #000000"/>
    </style:style>
    <style:style style:family="table-cell" style:name="adc3d45">
      <style:table-cell-properties fo:border-bottom="0.02mm solid #000000" fo:border-left="0.02mm solid #000000" fo:border-right="0.02mm solid #000000" fo:border-top="0.02mm solid #000000"/>
    </style:style>
    <style:style style:family="table-cell" style:name="aa897cb">
      <style:table-cell-properties fo:border-bottom="0.02mm solid #000000" fo:border-left="0.02mm solid #000000" fo:border-right="0.02mm solid #000000" fo:border-top="0.02mm solid #000000"/>
    </style:style>
    <style:style style:family="table-cell" style:name="affc952">
      <style:table-cell-properties fo:border-bottom="0.02mm solid #000000" fo:border-left="0.02mm solid #000000" fo:border-right="0.02mm solid #000000" fo:border-top="0.02mm solid #000000"/>
    </style:style>
    <style:style style:family="table-cell" style:name="a824dcd">
      <style:table-cell-properties fo:border-bottom="0.02mm solid #000000" fo:border-left="0.02mm solid #000000" fo:border-right="0.02mm solid #000000" fo:border-top="0.02mm solid #000000"/>
    </style:style>
    <style:style style:family="table-cell" style:name="a09ecbb">
      <style:table-cell-properties fo:border-bottom="0.02mm solid #000000" fo:border-left="0.02mm solid #000000" fo:border-right="0.02mm solid #000000" fo:border-top="0.02mm solid #000000"/>
    </style:style>
    <style:style style:family="table-cell" style:name="a1846e8">
      <style:table-cell-properties fo:border-bottom="0.02mm solid #000000" fo:border-left="0.02mm solid #000000" fo:border-right="0.02mm solid #000000" fo:border-top="0.02mm solid #000000"/>
    </style:style>
    <style:style style:family="table-cell" style:name="a4efe99">
      <style:table-cell-properties fo:border-bottom="0.02mm solid #000000" fo:border-left="0.02mm solid #000000" fo:border-right="0.02mm solid #000000" fo:border-top="0.02mm solid #000000"/>
    </style:style>
    <style:style style:family="table-cell" style:name="af59604">
      <style:table-cell-properties fo:border-bottom="0.02mm solid #000000" fo:border-left="0.02mm solid #000000" fo:border-right="0.02mm solid #000000" fo:border-top="0.02mm solid #000000"/>
    </style:style>
    <style:style style:family="table-cell" style:name="aa1544f">
      <style:table-cell-properties fo:border-bottom="0.02mm solid #000000" fo:border-left="0.02mm solid #000000" fo:border-right="0.02mm solid #000000" fo:border-top="0.02mm solid #000000"/>
    </style:style>
    <style:style style:family="table-cell" style:name="a652a3e">
      <style:table-cell-properties fo:border-bottom="0.02mm solid #000000" fo:border-left="0.02mm solid #000000" fo:border-right="0.02mm solid #000000" fo:border-top="0.02mm solid #000000"/>
    </style:style>
    <style:style style:family="table-cell" style:name="a0be8d0">
      <style:table-cell-properties fo:border-bottom="0.02mm solid #000000" fo:border-left="0.02mm solid #000000" fo:border-right="0.02mm solid #000000" fo:border-top="0.02mm solid #000000"/>
    </style:style>
    <style:style style:family="table-cell" style:name="a8bfb6c">
      <style:table-cell-properties fo:border-bottom="0.02mm solid #000000" fo:border-left="0.02mm solid #000000" fo:border-right="0.02mm solid #000000" fo:border-top="0.02mm solid #000000"/>
    </style:style>
    <style:style style:family="table-cell" style:name="ac06447">
      <style:table-cell-properties fo:border-bottom="0.02mm solid #000000" fo:border-left="0.02mm solid #000000" fo:border-right="0.02mm solid #000000" fo:border-top="0.02mm solid #000000"/>
    </style:style>
    <style:style style:family="table-cell" style:name="acffcf7">
      <style:table-cell-properties fo:border-bottom="0.02mm solid #000000" fo:border-left="0.02mm solid #000000" fo:border-right="0.02mm solid #000000" fo:border-top="0.02mm solid #000000"/>
    </style:style>
    <style:style style:family="table-cell" style:name="a865929">
      <style:table-cell-properties fo:border-bottom="0.02mm solid #000000" fo:border-left="0.02mm solid #000000" fo:border-right="0.02mm solid #000000" fo:border-top="0.02mm solid #000000"/>
    </style:style>
    <style:style style:family="table-cell" style:name="a182a01">
      <style:table-cell-properties fo:border-bottom="0.02mm solid #000000" fo:border-left="0.02mm solid #000000" fo:border-right="0.02mm solid #000000" fo:border-top="0.02mm solid #000000"/>
    </style:style>
    <style:style style:family="table-cell" style:name="a2b92e2">
      <style:table-cell-properties fo:border-bottom="0.02mm solid #000000" fo:border-left="0.02mm solid #000000" fo:border-right="0.02mm solid #000000" fo:border-top="0.02mm solid #000000"/>
    </style:style>
    <style:style style:family="table-cell" style:name="a66635e">
      <style:table-cell-properties fo:border-bottom="0.02mm solid #000000" fo:border-left="0.02mm solid #000000" fo:border-right="0.02mm solid #000000" fo:border-top="0.02mm solid #000000"/>
    </style:style>
    <style:style style:family="table-cell" style:name="ac165d7">
      <style:table-cell-properties fo:border-bottom="0.02mm solid #000000" fo:border-left="0.02mm solid #000000" fo:border-right="0.02mm solid #000000" fo:border-top="0.02mm solid #000000"/>
    </style:style>
    <style:style style:family="table-cell" style:name="a10690e">
      <style:table-cell-properties fo:border-bottom="0.02mm solid #000000" fo:border-left="0.02mm solid #000000" fo:border-right="0.02mm solid #000000" fo:border-top="0.02mm solid #000000"/>
    </style:style>
    <style:style style:family="table-cell" style:name="a904f5b">
      <style:table-cell-properties fo:border-bottom="0.02mm solid #000000" fo:border-left="0.02mm solid #000000" fo:border-right="0.02mm solid #000000" fo:border-top="0.02mm solid #000000"/>
    </style:style>
    <style:style style:family="table-cell" style:name="a07360c">
      <style:table-cell-properties fo:border-bottom="0.02mm solid #000000" fo:border-left="0.02mm solid #000000" fo:border-right="0.02mm solid #000000" fo:border-top="0.02mm solid #000000"/>
    </style:style>
    <style:style style:family="table-cell" style:name="a5d1fc0">
      <style:table-cell-properties fo:border-bottom="0.02mm solid #000000" fo:border-left="0.02mm solid #000000" fo:border-right="0.02mm solid #000000" fo:border-top="0.02mm solid #000000"/>
    </style:style>
    <style:style style:family="table-column" style:name="aecaebe">
      <style:table-column-properties style:rel-column-width="402*"/>
    </style:style>
    <style:style style:family="table" style:name="af09fc4" style:parent-style-name="a85eae9">
      <style:table-properties style:rel-width="100%"/>
    </style:style>
    <style:style style:family="table-cell" style:name="a5c275d">
      <style:table-cell-properties fo:border-bottom="0.02mm solid #000000" fo:border-left="0.02mm solid #000000" fo:border-right="0.02mm solid #000000" fo:border-top="0.02mm solid #000000"/>
    </style:style>
    <style:style style:family="table-cell" style:name="a6765f4">
      <style:table-cell-properties fo:border-bottom="0.02mm solid #000000" fo:border-left="0.02mm solid #000000" fo:border-right="0.02mm solid #000000" fo:border-top="0.02mm solid #000000"/>
    </style:style>
    <style:style style:family="table-cell" style:name="a9c0900">
      <style:table-cell-properties fo:border-bottom="0.02mm solid #000000" fo:border-left="0.02mm solid #000000" fo:border-right="0.02mm solid #000000" fo:border-top="0.02mm solid #000000"/>
    </style:style>
    <style:style style:family="table-cell" style:name="a0a9fac">
      <style:table-cell-properties fo:border-bottom="0.02mm solid #000000" fo:border-left="0.02mm solid #000000" fo:border-right="0.02mm solid #000000" fo:border-top="0.02mm solid #000000"/>
    </style:style>
    <style:style style:family="table-cell" style:name="ab30944">
      <style:table-cell-properties fo:border-bottom="0.02mm solid #000000" fo:border-left="0.02mm solid #000000" fo:border-right="0.02mm solid #000000" fo:border-top="0.02mm solid #000000"/>
    </style:style>
    <style:style style:family="table-cell" style:name="ac72cff">
      <style:table-cell-properties fo:border-bottom="0.02mm solid #000000" fo:border-left="0.02mm solid #000000" fo:border-right="0.02mm solid #000000" fo:border-top="0.02mm solid #000000"/>
    </style:style>
    <style:style style:family="table-column" style:name="a8341b4">
      <style:table-column-properties style:rel-column-width="1000*"/>
    </style:style>
    <style:style style:family="table" style:name="a85d58d" style:parent-style-name="a35fcb9">
      <style:table-properties style:rel-width="100%"/>
    </style:style>
    <style:style style:family="table-cell" style:name="a763959">
      <style:table-cell-properties fo:border-bottom="0.02mm solid #000000" fo:border-left="0.02mm solid #000000" fo:border-right="0.02mm solid #000000" fo:border-top="0.02mm solid #000000"/>
    </style:style>
    <style:style style:family="table-cell" style:name="af8d008">
      <style:table-cell-properties fo:border-bottom="0.02mm solid #000000" fo:border-left="0.02mm solid #000000" fo:border-right="0.02mm solid #000000" fo:border-top="0.02mm solid #000000"/>
    </style:style>
    <style:style style:family="table-cell" style:name="a77e42e">
      <style:table-cell-properties fo:border-bottom="0.02mm solid #000000" fo:border-left="0.02mm solid #000000" fo:border-right="0.02mm solid #000000" fo:border-top="0.02mm solid #000000"/>
    </style:style>
    <style:style style:family="table-cell" style:name="aff9519">
      <style:table-cell-properties fo:border-bottom="0.02mm solid #000000" fo:border-left="0.02mm solid #000000" fo:border-right="0.02mm solid #000000" fo:border-top="0.02mm solid #000000"/>
    </style:style>
    <style:style style:family="table-cell" style:name="a70f94a">
      <style:table-cell-properties fo:border-bottom="0.02mm solid #000000" fo:border-left="0.02mm solid #000000" fo:border-right="0.02mm solid #000000" fo:border-top="0.02mm solid #000000"/>
    </style:style>
    <style:style style:family="paragraph" style:list-style-name="L1" style:name="aad41bb" style:parent-style-name="ListParagraph">
      <style:paragraph-properties/>
    </style:style>
    <style:style style:family="paragraph" style:list-style-name="L1" style:name="a440a0a" style:parent-style-name="ListParagraph">
      <style:paragraph-properties/>
    </style:style>
    <style:style style:family="table-cell" style:name="ab6e44f">
      <style:table-cell-properties fo:border-bottom="0.02mm solid #000000" fo:border-left="0.02mm solid #000000" fo:border-right="0.02mm solid #000000" fo:border-top="0.02mm solid #000000"/>
    </style:style>
    <style:style style:family="table-cell" style:name="a11b98f">
      <style:table-cell-properties fo:border-bottom="0.02mm solid #000000" fo:border-left="0.02mm solid #000000" fo:border-right="0.02mm solid #000000" fo:border-top="0.02mm solid #000000"/>
    </style:style>
    <style:style style:family="table-cell" style:name="a913307">
      <style:table-cell-properties fo:border-bottom="0.02mm solid #000000" fo:border-left="0.02mm solid #000000" fo:border-right="0.02mm solid #000000" fo:border-top="0.02mm solid #000000"/>
    </style:style>
    <style:style style:family="table-cell" style:name="a709549">
      <style:table-cell-properties fo:border-bottom="0.02mm solid #000000" fo:border-left="0.02mm solid #000000" fo:border-right="0.02mm solid #000000" fo:border-top="0.02mm solid #000000"/>
    </style:style>
    <style:style style:family="table-cell" style:name="a97995a">
      <style:table-cell-properties fo:border-bottom="0.02mm solid #000000" fo:border-left="0.02mm solid #000000" fo:border-right="0.02mm solid #000000" fo:border-top="0.02mm solid #000000"/>
    </style:style>
    <style:style style:family="table-cell" style:name="a799c78">
      <style:table-cell-properties fo:border-bottom="0.02mm solid #000000" fo:border-left="0.02mm solid #000000" fo:border-right="0.02mm solid #000000" fo:border-top="0.02mm solid #000000"/>
    </style:style>
    <style:style style:family="table-cell" style:name="a0c85ac">
      <style:table-cell-properties fo:border-bottom="0.02mm solid #000000" fo:border-left="0.02mm solid #000000" fo:border-right="0.02mm solid #000000" fo:border-top="0.02mm solid #000000"/>
    </style:style>
    <style:style style:family="table-cell" style:name="a5cbdc9">
      <style:table-cell-properties fo:border-bottom="0.02mm solid #000000" fo:border-left="0.02mm solid #000000" fo:border-right="0.02mm solid #000000" fo:border-top="0.02mm solid #000000"/>
    </style:style>
    <style:style style:family="table-cell" style:name="abba74f">
      <style:table-cell-properties fo:border-bottom="0.02mm solid #000000" fo:border-left="0.02mm solid #000000" fo:border-right="0.02mm solid #000000" fo:border-top="0.02mm solid #000000"/>
    </style:style>
    <style:style style:family="table-cell" style:name="a5db787">
      <style:table-cell-properties fo:border-bottom="0.02mm solid #000000" fo:border-left="0.02mm solid #000000" fo:border-right="0.02mm solid #000000" fo:border-top="0.02mm solid #000000"/>
    </style:style>
    <style:style style:family="table-cell" style:name="a2da09a">
      <style:table-cell-properties fo:border-bottom="0.02mm solid #000000" fo:border-left="0.02mm solid #000000" fo:border-right="0.02mm solid #000000" fo:border-top="0.02mm solid #000000"/>
    </style:style>
    <style:style style:family="table-cell" style:name="a0b17ff">
      <style:table-cell-properties fo:border-bottom="0.02mm solid #000000" fo:border-left="0.02mm solid #000000" fo:border-right="0.02mm solid #000000" fo:border-top="0.02mm solid #000000"/>
    </style:style>
    <style:style style:family="table-cell" style:name="a28cfac">
      <style:table-cell-properties fo:border-bottom="0.02mm solid #000000" fo:border-left="0.02mm solid #000000" fo:border-right="0.02mm solid #000000" fo:border-top="0.02mm solid #000000"/>
    </style:style>
    <style:style style:family="table-cell" style:name="a8bd912">
      <style:table-cell-properties fo:border-bottom="0.02mm solid #000000" fo:border-left="0.02mm solid #000000" fo:border-right="0.02mm solid #000000" fo:border-top="0.02mm solid #000000"/>
    </style:style>
    <style:style style:family="table-cell" style:name="a2f7c1c">
      <style:table-cell-properties fo:border-bottom="0.02mm solid #000000" fo:border-left="0.02mm solid #000000" fo:border-right="0.02mm solid #000000" fo:border-top="0.02mm solid #000000"/>
    </style:style>
    <style:style style:family="table-cell" style:name="a857b0d">
      <style:table-cell-properties fo:border-bottom="0.02mm solid #000000" fo:border-left="0.02mm solid #000000" fo:border-right="0.02mm solid #000000" fo:border-top="0.02mm solid #000000"/>
    </style:style>
    <style:style style:family="table-cell" style:name="a982eb0">
      <style:table-cell-properties fo:border-bottom="0.02mm solid #000000" fo:border-left="0.02mm solid #000000" fo:border-right="0.02mm solid #000000" fo:border-top="0.02mm solid #000000"/>
    </style:style>
    <style:style style:family="table-cell" style:name="a49d847">
      <style:table-cell-properties fo:border-bottom="0.02mm solid #000000" fo:border-left="0.02mm solid #000000" fo:border-right="0.02mm solid #000000" fo:border-top="0.02mm solid #000000"/>
    </style:style>
    <style:style style:family="table-cell" style:name="a1c7bd7">
      <style:table-cell-properties fo:border-bottom="0.02mm solid #000000" fo:border-left="0.02mm solid #000000" fo:border-right="0.02mm solid #000000" fo:border-top="0.02mm solid #000000"/>
    </style:style>
    <style:style style:family="table-cell" style:name="a4a6c24">
      <style:table-cell-properties fo:border-bottom="0.02mm solid #000000" fo:border-left="0.02mm solid #000000" fo:border-right="0.02mm solid #000000" fo:border-top="0.02mm solid #000000"/>
    </style:style>
    <style:style style:family="table-cell" style:name="a745883">
      <style:table-cell-properties fo:border-bottom="0.02mm solid #000000" fo:border-left="0.02mm solid #000000" fo:border-right="0.02mm solid #000000" fo:border-top="0.02mm solid #000000"/>
    </style:style>
    <style:style style:family="table-cell" style:name="ac3b56d">
      <style:table-cell-properties fo:border-bottom="0.02mm solid #000000" fo:border-left="0.02mm solid #000000" fo:border-right="0.02mm solid #000000" fo:border-top="0.02mm solid #000000"/>
    </style:style>
    <style:style style:family="table-cell" style:name="afb6c98">
      <style:table-cell-properties fo:border-bottom="0.02mm solid #000000" fo:border-left="0.02mm solid #000000" fo:border-right="0.02mm solid #000000" fo:border-top="0.02mm solid #000000"/>
    </style:style>
    <style:style style:family="table-cell" style:name="adff531">
      <style:table-cell-properties fo:border-bottom="0.02mm solid #000000" fo:border-left="0.02mm solid #000000" fo:border-right="0.02mm solid #000000" fo:border-top="0.02mm solid #000000"/>
    </style:style>
    <style:style style:family="table-cell" style:name="af1fd24">
      <style:table-cell-properties fo:border-bottom="0.02mm solid #000000" fo:border-left="0.02mm solid #000000" fo:border-right="0.02mm solid #000000" fo:border-top="0.02mm solid #000000"/>
    </style:style>
    <style:style style:family="table-cell" style:name="a521084">
      <style:table-cell-properties fo:border-bottom="0.02mm solid #000000" fo:border-left="0.02mm solid #000000" fo:border-right="0.02mm solid #000000" fo:border-top="0.02mm solid #000000"/>
    </style:style>
    <style:style style:family="table-cell" style:name="ab73bf1">
      <style:table-cell-properties fo:border-bottom="0.02mm solid #000000" fo:border-left="0.02mm solid #000000" fo:border-right="0.02mm solid #000000" fo:border-top="0.02mm solid #000000"/>
    </style:style>
    <style:style style:family="table-cell" style:name="a690ce6">
      <style:table-cell-properties fo:border-bottom="0.02mm solid #000000" fo:border-left="0.02mm solid #000000" fo:border-right="0.02mm solid #000000" fo:border-top="0.02mm solid #000000"/>
    </style:style>
    <style:style style:family="table-cell" style:name="a36493b">
      <style:table-cell-properties fo:border-bottom="0.02mm solid #000000" fo:border-left="0.02mm solid #000000" fo:border-right="0.02mm solid #000000" fo:border-top="0.02mm solid #000000"/>
    </style:style>
    <style:style style:family="table-cell" style:name="a8fbc28">
      <style:table-cell-properties fo:border-bottom="0.02mm solid #000000" fo:border-left="0.02mm solid #000000" fo:border-right="0.02mm solid #000000" fo:border-top="0.02mm solid #000000"/>
    </style:style>
    <style:style style:family="table-cell" style:name="a8d3fa4">
      <style:table-cell-properties fo:border-bottom="0.02mm solid #000000" fo:border-left="0.02mm solid #000000" fo:border-right="0.02mm solid #000000" fo:border-top="0.02mm solid #000000"/>
    </style:style>
    <style:style style:family="table-cell" style:name="af3f602">
      <style:table-cell-properties fo:border-bottom="0.02mm solid #000000" fo:border-left="0.02mm solid #000000" fo:border-right="0.02mm solid #000000" fo:border-top="0.02mm solid #000000"/>
    </style:style>
    <style:style style:family="table-cell" style:name="ae5799e">
      <style:table-cell-properties fo:border-bottom="0.02mm solid #000000" fo:border-left="0.02mm solid #000000" fo:border-right="0.02mm solid #000000" fo:border-top="0.02mm solid #000000"/>
    </style:style>
    <style:style style:family="table-cell" style:name="afa72ce">
      <style:table-cell-properties fo:border-bottom="0.02mm solid #000000" fo:border-left="0.02mm solid #000000" fo:border-right="0.02mm solid #000000" fo:border-top="0.02mm solid #000000"/>
    </style:style>
    <style:style style:family="table-cell" style:name="a4122e5">
      <style:table-cell-properties fo:border-bottom="0.02mm solid #000000" fo:border-left="0.02mm solid #000000" fo:border-right="0.02mm solid #000000" fo:border-top="0.02mm solid #000000"/>
    </style:style>
    <style:style style:family="table-cell" style:name="a293bfe">
      <style:table-cell-properties fo:border-bottom="0.02mm solid #000000" fo:border-left="0.02mm solid #000000" fo:border-right="0.02mm solid #000000" fo:border-top="0.02mm solid #000000"/>
    </style:style>
    <style:style style:family="table-column" style:name="a3357c8">
      <style:table-column-properties style:rel-column-width="402*"/>
    </style:style>
    <style:style style:family="table" style:name="a37f452" style:parent-style-name="a85eae9">
      <style:table-properties style:rel-width="100%"/>
    </style:style>
    <style:style style:family="table-cell" style:name="aa0cf63">
      <style:table-cell-properties fo:border-bottom="0.02mm solid #000000" fo:border-left="0.02mm solid #000000" fo:border-right="0.02mm solid #000000" fo:border-top="0.02mm solid #000000"/>
    </style:style>
    <style:style style:family="table-cell" style:name="a0c32f1">
      <style:table-cell-properties fo:border-bottom="0.02mm solid #000000" fo:border-left="0.02mm solid #000000" fo:border-right="0.02mm solid #000000" fo:border-top="0.02mm solid #000000"/>
    </style:style>
    <style:style style:family="table-cell" style:name="aa694fe">
      <style:table-cell-properties fo:border-bottom="0.02mm solid #000000" fo:border-left="0.02mm solid #000000" fo:border-right="0.02mm solid #000000" fo:border-top="0.02mm solid #000000"/>
    </style:style>
    <style:style style:family="table-cell" style:name="a0e11c5">
      <style:table-cell-properties fo:border-bottom="0.02mm solid #000000" fo:border-left="0.02mm solid #000000" fo:border-right="0.02mm solid #000000" fo:border-top="0.02mm solid #000000"/>
    </style:style>
    <style:style style:family="table-cell" style:name="a05e82a">
      <style:table-cell-properties fo:border-bottom="0.02mm solid #000000" fo:border-left="0.02mm solid #000000" fo:border-right="0.02mm solid #000000" fo:border-top="0.02mm solid #000000"/>
    </style:style>
    <style:style style:family="table-cell" style:name="a9f20dc">
      <style:table-cell-properties fo:border-bottom="0.02mm solid #000000" fo:border-left="0.02mm solid #000000" fo:border-right="0.02mm solid #000000" fo:border-top="0.02mm solid #000000"/>
    </style:style>
    <style:style style:family="table-column" style:name="a2f3a63">
      <style:table-column-properties style:rel-column-width="1000*"/>
    </style:style>
    <style:style style:family="table" style:name="aa96da2" style:parent-style-name="a35fcb9">
      <style:table-properties style:rel-width="100%"/>
    </style:style>
    <text:list-style style:name="L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office:automatic-styles>
  <office:body>
    <office:text>
      <text:p>asd</text:p>
      <text:p/>
      <text:p>Open-Xchange Bugzilla – Bug 27054</text:p>
      <text:p>ODT - Hyperlink: hyperlink is lost, after changing the format to a bullet list</text:p>
      <text:p>Last modified: 2013-06-11 12:10:01 CEST</text:p>
      <text:p/>
      <text:p><text:a xlink:href="https://bugs.open-xchange.com/"><text:span text:style-name="Hyperlink">Home</text:span></text:a><text:a xlink:href="https://bugs.open-xchange.com/"><text:span text:style-name="Hyperlink">Homepage</text:span></text:a><text:a xlink:href="https://bugs.open-xchange.com/"><text:span text:style-name="Hyperlink">Forum</text:span></text:a><text:a xlink:href="https://bugs.open-xchange.com/"><text:span text:style-name="Hyperlink">Knowledge Base</text:span></text:a><text:a xlink:href="https://bugs.open-xchange.com/"><text:span text:style-name="Hyperlink">Home</text:span></text:a><text:a xlink:href="https://bugs.open-xchange.com/"><text:span text:style-name="Hyperlink"> | </text:span></text:a><text:a xlink:href="https://bugs.open-xchange.com/"><text:span text:style-name="Hyperlink">New</text:span></text:a><text:a xlink:href="https://bugs.open-xchange.com/"><text:span text:style-name="Hyperlink"> | </text:span></text:a><text:a xlink:href="https://bugs.open-xchange.com/"><text:span text:style-name="Hyperlink">Browse</text:span></text:a><text:a xlink:href="https://bugs.open-xchange.com/"><text:span text:style-name="Hyperlink"> | </text:span></text:a><text:a xlink:href="https://bugs.open-xchange.com/"><text:span text:style-name="Hyperlink">Search</text:span></text:a><text:a xlink:href="https://bugs.open-xchange.com/"><text:span text:style-name="Hyperlink"> |   </text:span></text:a><text:a xlink:href="https://bugs.open-xchange.com/"><text:span text:style-name="Hyperlink">[?]</text:span></text:a><text:a xlink:href="https://bugs.open-xchange.com/"><text:span text:style-name="Hyperlink"> | </text:span></text:a><text:a xlink:href="https://bugs.open-xchange.com/"><text:span text:style-name="Hyperlink">Reports</text:span></text:a><text:a xlink:href="https://bugs.open-xchange.com/"><text:span text:style-name="Hyperlink"> | </text:span></text:a><text:a xlink:href="https://bugs.open-xchange.com/"><text:span text:style-name="Hyperlink">Preferences</text:span></text:a><text:a xlink:href="https://bugs.open-xchange.com/"><text:span text:style-name="Hyperlink"> | </text:span></text:a><text:a xlink:href="https://bugs.open-xchange.com/"><text:span text:style-name="Hyperlink">Log out</text:span></text:a><text:a xlink:href="https://bugs.open-xchange.com/"><text:span text:style-name="Hyperlink"> maike.henschel@open-xchange.com</text:span></text:a></text:p>
      <text:p/>
      <text:p>Bug List: (165 of 197) <text:a xlink:href="https://bugs.open-xchange.com/show_bug.cgi?id=26685&amp;list_id=91551"><text:span text:style-name="Hyperlink">First</text:span></text:a><text:a xlink:href="https://bugs.open-xchange.com/show_bug.cgi?id=26685&amp;list_id=91551"><text:span text:style-name="Hyperlink"> </text:span></text:a><text:a xlink:href="https://bugs.open-xchange.com/show_bug.cgi?id=26685&amp;list_id=91551"><text:span text:style-name="Hyperlink">Last</text:span></text:a><text:a xlink:href="https://bugs.open-xchange.com/show_bug.cgi?id=26685&amp;list_id=91551"><text:span text:style-name="Hyperlink"> </text:span></text:a><text:a xlink:href="https://bugs.open-xchange.com/show_bug.cgi?id=26685&amp;list_id=91551"><text:span text:style-name="Hyperlink">Prev</text:span></text:a><text:a xlink:href="https://bugs.open-xchange.com/show_bug.cgi?id=26685&amp;list_id=91551"><text:span text:style-name="Hyperlink"> </text:span></text:a><text:a xlink:href="https://bugs.open-xchange.com/show_bug.cgi?id=26685&amp;list_id=91551"><text:span text:style-name="Hyperlink">Next</text:span></text:a><text:a xlink:href="https://bugs.open-xchange.com/show_bug.cgi?id=26685&amp;list_id=91551"><text:span text:style-name="Hyperlink">   </text:span></text:a><text:a xlink:href="https://bugs.open-xchange.com/show_bug.cgi?id=26685&amp;list_id=91551"><text:span text:style-name="Hyperlink">Show last search results</text:span></text:a></text:p>
      <text:p/>
      <text:p>ug 27054<text:a xlink:href="https://bugs.open-xchange.com/show_bug.cgi?id=27054"><text:span text:style-name="Hyperlink">B</text:span></text:a><text:a xlink:href="https://bugs.open-xchange.com/show_bug.cgi?id=27054"><text:span text:style-name="Hyperlink"> - ODT - Hyperlink: hyperlink is lost, after changing the format to a bullet list (</text:span></text:a><text:a xlink:href="https://bugs.open-xchange.com/show_bug.cgi?id=27054"><text:span text:style-name="Hyperlink">edit</text:span></text:a><text:a xlink:href="https://bugs.open-xchange.com/show_bug.cgi?id=27054"><text:span text:style-name="Hyperlink">)</text:span></text:a><text:a xlink:href="https://bugs.open-xchange.com/show_bug.cgi?id=27054"><text:span text:style-name="Hyperlink">Status</text:span></text:a><text:a xlink:href="https://bugs.open-xchange.com/show_bug.cgi?id=27054"><text:span text:style-name="Hyperlink">:NEW (</text:span></text:a><text:a xlink:href="https://bugs.open-xchange.com/show_bug.cgi?id=27054"><text:span text:style-name="Hyperlink">edit</text:span></text:a><text:a xlink:href="https://bugs.open-xchange.com/show_bug.cgi?id=27054"><text:span text:style-name="Hyperlink">)</text:span></text:a><text:a xlink:href="https://bugs.open-xchange.com/show_bug.cgi?id=27054"><text:span text:style-name="Hyperlink">Product:</text:span></text:a><text:a xlink:href="https://bugs.open-xchange.com/show_bug.cgi?id=27054"><text:span text:style-name="Hyperlink">             BugzillaTests             Mobile Web Interface             Outlook Uploader             OX App Suite             OX Cloud Service             OX Drive             OX Notifier             OX6 Advanced Server Edition             OX6 Client Updater             OX6 Internal             OX6 LDAP Sync             OX6 Server Edition             OX6 Server Edition for UCS             OXtender 2 for MS Outlook             OXtender for Business Mobility             OXtender for cPanel             OXtender for MS Outlook 6             Web Site         </text:span></text:a><text:a xlink:href="https://bugs.open-xchange.com/show_bug.cgi?id=27054"><text:span text:style-name="Hyperlink">Component:</text:span></text:a><text:a xlink:href="https://bugs.open-xchange.com/show_bug.cgi?id=27054"><text:span text:style-name="Hyperlink">             Administration             Backend             Custom Plugins             DAV             Documentation             Documents Preview             Packaging             Spreadsheet Backend             Spreadsheet Frontend             Text Backend             Text Frontend             USM             Web Frontend         </text:span></text:a><text:a xlink:href="https://bugs.open-xchange.com/show_bug.cgi?id=27054"><text:span text:style-name="Hyperlink">Version:</text:span></text:a><text:a xlink:href="https://bugs.open-xchange.com/show_bug.cgi?id=27054"><text:span text:style-name="Hyperlink">           7.0.0                      7.0.1                      7.0.2                      7.2.0                      7.2.1                      7.2.2                      7.4.0                      Prerelease                      unspecified                  </text:span></text:a><text:a xlink:href="https://bugs.open-xchange.com/show_bug.cgi?id=27054"><text:span text:style-name="Hyperlink">Hardware:</text:span></text:a><text:a xlink:href="https://bugs.open-xchange.com/show_bug.cgi?id=27054"><text:span text:style-name="Hyperlink">             ---             PC/Mac             Tablet             Smartphone             All                       ---         </text:span></text:a><text:a xlink:href="https://bugs.open-xchange.com/show_bug.cgi?id=27054"><text:span text:style-name="Hyperlink">Importance</text:span></text:a><text:a xlink:href="https://bugs.open-xchange.com/show_bug.cgi?id=27054"><text:span text:style-name="Hyperlink">:             P1             P2             P3             P4             P5                       blocker             critical             major             normal             minor             trivial             enhancement         </text:span></text:a><text:a xlink:href="https://bugs.open-xchange.com/show_bug.cgi?id=27054"><text:span text:style-name="Hyperlink">Target Milestone</text:span></text:a><text:a xlink:href="https://bugs.open-xchange.com/show_bug.cgi?id=27054"><text:span text:style-name="Hyperlink">:           7.4.0                      7.6.0                      later                      deferred                  </text:span></text:a><text:a xlink:href="https://bugs.open-xchange.com/show_bug.cgi?id=27054"><text:span text:style-name="Hyperlink">Assigned To</text:span></text:a><text:a xlink:href="https://bugs.open-xchange.com/show_bug.cgi?id=27054"><text:span text:style-name="Hyperlink">:</text:span></text:a></text:p>
      <text:p><text:a xlink:href="mailto:svante.schubert@open-xchange.com"><text:span text:style-name="Hyperlink">S</text:span></text:a>chubert, Svante (<text:a xlink:href="https://bugs.open-xchange.com/show_bug.cgi?id=27054#"><text:span text:style-name="Hyperlink">edit</text:span></text:a><text:a xlink:href="https://bugs.open-xchange.com/show_bug.cgi?id=27054#"><text:span text:style-name="Hyperlink">) (</text:span></text:a><text:a xlink:href="https://bugs.open-xchange.com/show_bug.cgi?id=27054#"><text:span text:style-name="Hyperlink">take</text:span></text:a><text:a xlink:href="https://bugs.open-xchange.com/show_bug.cgi?id=27054#"><text:span text:style-name="Hyperlink">)</text:span></text:a><text:a xlink:href="https://bugs.open-xchange.com/show_bug.cgi?id=27054#"><text:span text:style-name="Hyperlink">QA Contact:</text:span></text:a></text:p>
      <text:p>uality Assurance<text:a xlink:href="mailto:qa@open-xchange.com"><text:span text:style-name="Hyperlink">Q</text:span></text:a><text:a xlink:href="mailto:qa@open-xchange.com"><text:span text:style-name="Hyperlink"> (</text:span></text:a><text:a xlink:href="mailto:qa@open-xchange.com"><text:span text:style-name="Hyperlink">edit</text:span></text:a><text:a xlink:href="mailto:qa@open-xchange.com"><text:span text:style-name="Hyperlink">) (</text:span></text:a><text:a xlink:href="mailto:qa@open-xchange.com"><text:span text:style-name="Hyperlink">take</text:span></text:a><text:a xlink:href="mailto:qa@open-xchange.com"><text:span text:style-name="Hyperlink">)</text:span></text:a><text:a xlink:href="mailto:qa@open-xchange.com"><text:span text:style-name="Hyperlink">URL:</text:span></text:a><text:a xlink:href="mailto:qa@open-xchange.com"><text:span text:style-name="Hyperlink">http://docs-dev.oxhh.int</text:span></text:a><text:a xlink:href="mailto:qa@open-xchange.com"><text:span text:style-name="Hyperlink"> (</text:span></text:a><text:a xlink:href="mailto:qa@open-xchange.com"><text:span text:style-name="Hyperlink">edit</text:span></text:a><text:a xlink:href="mailto:qa@open-xchange.com"><text:span text:style-name="Hyperlink">)</text:span></text:a><text:a xlink:href="mailto:qa@open-xchange.com"><text:span text:style-name="Hyperlink">Whiteboard:</text:span></text:a><text:a xlink:href="mailto:qa@open-xchange.com"><text:span text:style-name="Hyperlink">Keywords</text:span></text:a><text:a xlink:href="mailto:qa@open-xchange.com"><text:span text:style-name="Hyperlink">:</text:span></text:a></text:p>
      <text:p/>
      <text:p><text:a xlink:href="https://bugs.open-xchange.com/page.cgi?id=fields.html#tag"><text:span text:style-name="Hyperlink">T</text:span></text:a>ags:</text:p>
      <text:p/>
      <text:p>epends on:<text:a xlink:href="https://bugs.open-xchange.com/page.cgi?id=fields.html#dependson"><text:span text:style-name="Hyperlink">D</text:span></text:a><text:a xlink:href="https://bugs.open-xchange.com/page.cgi?id=fields.html#dependson"><text:span text:style-name="Hyperlink">Blocks:</text:span></text:a><text:a xlink:href="https://bugs.open-xchange.com/page.cgi?id=fields.html#dependson"><text:span text:style-name="Hyperlink"> Show dependency </text:span></text:a><text:a xlink:href="https://bugs.open-xchange.com/page.cgi?id=fields.html#dependson"><text:span text:style-name="Hyperlink">tree</text:span></text:a><text:a xlink:href="https://bugs.open-xchange.com/page.cgi?id=fields.html#dependson"><text:span text:style-name="Hyperlink"> / </text:span></text:a><text:a xlink:href="https://bugs.open-xchange.com/page.cgi?id=fields.html#dependson"><text:span text:style-name="Hyperlink">graph</text:span></text:a></text:p>
      <text:p> Reported:2013-06-11 12:10 CEST by <text:a xlink:href="mailto:maike.henschel@open-xchange.com"><text:span text:style-name="Hyperlink">Henschel, Maike</text:span></text:a><text:a xlink:href="mailto:maike.henschel@open-xchange.com"><text:span text:style-name="Hyperlink">Modified:2013-06-11 12:10 CEST (</text:span></text:a><text:a xlink:href="mailto:maike.henschel@open-xchange.com"><text:span text:style-name="Hyperlink">History</text:span></text:a><text:a xlink:href="mailto:maike.henschel@open-xchange.com"><text:span text:style-name="Hyperlink">)CC List: Add me to CC list </text:span></text:a></text:p>
      <text:p>0 users (<text:a xlink:href="https://bugs.open-xchange.com/show_bug.cgi?id=27054#"><text:span text:style-name="Hyperlink">edit</text:span></text:a><text:a xlink:href="https://bugs.open-xchange.com/show_bug.cgi?id=27054#"><text:span text:style-name="Hyperlink">)</text:span></text:a><text:a xlink:href="https://bugs.open-xchange.com/show_bug.cgi?id=27054#"><text:span text:style-name="Hyperlink">See Also:</text:span></text:a><text:a xlink:href="https://bugs.open-xchange.com/show_bug.cgi?id=27054#"><text:span text:style-name="Hyperlink">(</text:span></text:a><text:a xlink:href="https://bugs.open-xchange.com/show_bug.cgi?id=27054#"><text:span text:style-name="Hyperlink">add</text:span></text:a><text:a xlink:href="https://bugs.open-xchange.com/show_bug.cgi?id=27054#"><text:span text:style-name="Hyperlink">)</text:span></text:a><text:a xlink:href="https://bugs.open-xchange.com/show_bug.cgi?id=27054#"><text:span text:style-name="Hyperlink">Server OS:</text:span></text:a><text:a xlink:href="https://bugs.open-xchange.com/show_bug.cgi?id=27054#"><text:span text:style-name="Hyperlink">             ---             Debian 4             Debian 5             Debian 6             Debian 7             RHEL 4             RHEL 5             RHEL 6             SLES 9             SLES 10             SLES 11             CentOS             Ubuntu             Windows             MacOS         </text:span></text:a><text:a xlink:href="https://bugs.open-xchange.com/show_bug.cgi?id=27054#"><text:span text:style-name="Hyperlink">Client OS:</text:span></text:a><text:a xlink:href="https://bugs.open-xchange.com/show_bug.cgi?id=27054#"><text:span text:style-name="Hyperlink">             ---             Windows 2000             Windows XP             Windows Vista             Windows 7             Windows 8             Linux             Mac OS             Symbian S60             Windows Phone             iOS 4             iOS 5             iOS 6             iOS 7             Android 2             Android 3             Android 4         </text:span></text:a><text:a xlink:href="https://bugs.open-xchange.com/show_bug.cgi?id=27054#"><text:span text:style-name="Hyperlink">Client Software:</text:span></text:a><text:a xlink:href="https://bugs.open-xchange.com/show_bug.cgi?id=27054#"><text:span text:style-name="Hyperlink">             ---             Internet Explorer 6             Internet Explorer 7             Internet Explorer 8             Internet Explorer 9             Internet Explorer 10             Chrome             Firefox             Safari             Opera             Command Line Tools             WebDAV Client             OSX Contacts             OSX Calendar             Outlook 2013             Outlook 2010             Outlook 2007             Outlook 2003             Outlook 2002             Outlook 2000         </text:span></text:a><text:a xlink:href="https://bugs.open-xchange.com/show_bug.cgi?id=27054#"><text:span text:style-name="Hyperlink">Reproducability:</text:span></text:a><text:a xlink:href="https://bugs.open-xchange.com/show_bug.cgi?id=27054#"><text:span text:style-name="Hyperlink">             ---             Happens every time             Happens sometimes but not always             Have not tried to reproduce it             Cannot reproduce it         </text:span></text:a><text:a xlink:href="https://bugs.open-xchange.com/show_bug.cgi?id=27054#"><text:span text:style-name="Hyperlink">Ticket number:</text:span></text:a><text:a xlink:href="https://bugs.open-xchange.com/show_bug.cgi?id=27054#"><text:span text:style-name="Hyperlink">Customer Name:</text:span></text:a><text:a xlink:href="https://bugs.open-xchange.com/show_bug.cgi?id=27054#"><text:span text:style-name="Hyperlink">Patch ID:</text:span></text:a><text:a xlink:href="https://bugs.open-xchange.com/show_bug.cgi?id=27054#"><text:span text:style-name="Hyperlink">Orig. Est.:</text:span></text:a><text:a xlink:href="https://bugs.open-xchange.com/show_bug.cgi?id=27054#"><text:span text:style-name="Hyperlink">Current Est.:</text:span></text:a><text:a xlink:href="https://bugs.open-xchange.com/show_bug.cgi?id=27054#"><text:span text:style-name="Hyperlink">Hours Worked:</text:span></text:a><text:a xlink:href="https://bugs.open-xchange.com/show_bug.cgi?id=27054#"><text:span text:style-name="Hyperlink">Hours Left:</text:span></text:a><text:a xlink:href="https://bugs.open-xchange.com/show_bug.cgi?id=27054#"><text:span text:style-name="Hyperlink">%Complete:</text:span></text:a><text:a xlink:href="https://bugs.open-xchange.com/show_bug.cgi?id=27054#"><text:span text:style-name="Hyperlink">Gain:</text:span></text:a><text:a xlink:href="https://bugs.open-xchange.com/show_bug.cgi?id=27054#"><text:span text:style-name="Hyperlink">Deadline:</text:span></text:a><text:a xlink:href="https://bugs.open-xchange.com/show_bug.cgi?id=27054#"><text:span text:style-name="Hyperlink">0.00.0 + 00.0</text:span></text:a><text:a xlink:href="https://bugs.open-xchange.com/show_bug.cgi?id=27054#"><text:span text:style-name="Hyperlink">Summarize time (including time for bugs blocking this bug)</text:span></text:a></text:p>
      <text:p>Attachments<text:a xlink:href="https://bugs.open-xchange.com/attachment.cgi?bugid=27054&amp;action=enter"><text:span text:style-name="Hyperlink">Add an attachment</text:span></text:a><text:a xlink:href="https://bugs.open-xchange.com/attachment.cgi?bugid=27054&amp;action=enter"><text:span text:style-name="Hyperlink"> (proposed patch, testcase, etc.)</text:span></text:a></text:p>
      <text:p/>
      <text:p/>
      <text:p>Only users in all of the selected groups can view this bug:</text:p>
      <text:p>Unchecking all boxes makes this a more public bug. Grant access to Open-Xchange  Grant access to Open-Xchange, Microdoc  Grant access to Open-Xchange, Microdoc, VIPcom  Grant access to Open-Xchange, Univention </text:p>
      <text:p>Users in the roles selected below can always view this bug:</text:p>
      <text:p/>
      <text:p> Reporter</text:p>
      <text:p> CC List</text:p>
      <text:p>The assignee and QA contact can always see a bug, and this section does not take effect unless the bug is restricted to at least one group.</text:p>
      <text:p/>
      <text:p/>
      <text:p>[<text:a xlink:href="https://bugs.open-xchange.com/show_bug.cgi?id=27054#add_comment"><text:span text:style-name="Hyperlink">reply</text:span></text:a><text:a xlink:href="https://bugs.open-xchange.com/show_bug.cgi?id=27054#add_comment"><text:span text:style-name="Hyperlink">] </text:span></text:a><text:a xlink:href="https://bugs.open-xchange.com/show_bug.cgi?id=27054#add_comment"><text:span text:style-name="Hyperlink">[−]</text:span></text:a></text:p>
      <text:p> Private<text:a xlink:href="https://bugs.open-xchange.com/show_bug.cgi?id=27054#c0"><text:span text:style-name="Hyperlink">Description</text:span></text:a><text:a xlink:href="https://bugs.open-xchange.com/show_bug.cgi?id=27054#c0"><text:span text:style-name="Hyperlink">Henschel, Maike</text:span></text:a><text:a xlink:href="https://bugs.open-xchange.com/show_bug.cgi?id=27054#c0"><text:span text:style-name="Hyperlink"> 2013-06-11 12:10:01 CESTSteps to Reproduce: 1. edit an odt 2. insert a hyperlink 3. close the odt 4. reedit the odt 5. select the hyperlink and change the format to bullet list 6. close the odt 7. reedit the odt<text:s text:c="2"/>Actual Results: 1. hyperlink is lost<text:s text:c="2"/>Expected Results: 1. hyperlink should be survived</text:span></text:a><text:a xlink:href="https://bugs.open-xchange.com/show_bug.cgi?id=27054#c0"><text:span text:style-name="Hyperlink">Collapse All Comments</text:span></text:a><text:a xlink:href="https://bugs.open-xchange.com/show_bug.cgi?id=27054#c0"><text:span text:style-name="Hyperlink">Expand All Comments</text:span></text:a><text:a xlink:href="https://bugs.open-xchange.com/show_bug.cgi?id=27054#c0"><text:span text:style-name="Hyperlink">Add Comment</text:span></text:a></text:p>
      <text:p>Additional Comments:  Make comment private (visible only to members of the Open-Xchange group) </text:p>
      <text:p/>
      <text:p><text:a xlink:href="https://bugs.open-xchange.com/page.cgi?id=fields.html#status"><text:span text:style-name="Hyperlink">S</text:span></text:a>tatus:</text:p>
      <text:p>             NEW             ASSIGNED             RESOLVED         </text:p>
      <text:p><text:a xlink:href="https://bugs.open-xchange.com/show_bug.cgi?id=27054#"><text:span text:style-name="Hyperlink">M</text:span></text:a>ark as Duplicate<text:a xlink:href="https://bugs.open-xchange.com/show_bug.cgi?format=multiple&amp;id=27054"><text:span text:style-name="Hyperlink">Format For Printing</text:span></text:a><text:a xlink:href="https://bugs.open-xchange.com/show_bug.cgi?format=multiple&amp;id=27054"><text:span text:style-name="Hyperlink">  - </text:span></text:a><text:a xlink:href="https://bugs.open-xchange.com/show_bug.cgi?format=multiple&amp;id=27054"><text:span text:style-name="Hyperlink">XML</text:span></text:a><text:a xlink:href="https://bugs.open-xchange.com/show_bug.cgi?format=multiple&amp;id=27054"><text:span text:style-name="Hyperlink">  - </text:span></text:a><text:a xlink:href="https://bugs.open-xchange.com/show_bug.cgi?format=multiple&amp;id=27054"><text:span text:style-name="Hyperlink">Clone This Bug</text:span></text:a><text:a xlink:href="https://bugs.open-xchange.com/show_bug.cgi?format=multiple&amp;id=27054"><text:span text:style-name="Hyperlink">  - </text:span></text:a><text:a xlink:href="https://bugs.open-xchange.com/show_bug.cgi?format=multiple&amp;id=27054"><text:span text:style-name="Hyperlink">Top of page</text:span></text:a></text:p>
      <text:p>Bug List: (165 of 197) <text:a xlink:href="https://bugs.open-xchange.com/show_bug.cgi?id=26685&amp;list_id=91551"><text:span text:style-name="Hyperlink">First</text:span></text:a><text:a xlink:href="https://bugs.open-xchange.com/show_bug.cgi?id=26685&amp;list_id=91551"><text:span text:style-name="Hyperlink"> </text:span></text:a><text:a xlink:href="https://bugs.open-xchange.com/show_bug.cgi?id=26685&amp;list_id=91551"><text:span text:style-name="Hyperlink">Last</text:span></text:a><text:a xlink:href="https://bugs.open-xchange.com/show_bug.cgi?id=26685&amp;list_id=91551"><text:span text:style-name="Hyperlink"> </text:span></text:a><text:a xlink:href="https://bugs.open-xchange.com/show_bug.cgi?id=26685&amp;list_id=91551"><text:span text:style-name="Hyperlink">Prev</text:span></text:a><text:a xlink:href="https://bugs.open-xchange.com/show_bug.cgi?id=26685&amp;list_id=91551"><text:span text:style-name="Hyperlink"> </text:span></text:a><text:a xlink:href="https://bugs.open-xchange.com/show_bug.cgi?id=26685&amp;list_id=91551"><text:span text:style-name="Hyperlink">Next</text:span></text:a><text:a xlink:href="https://bugs.open-xchange.com/show_bug.cgi?id=26685&amp;list_id=91551"><text:span text:style-name="Hyperlink">   </text:span></text:a><text:a xlink:href="https://bugs.open-xchange.com/show_bug.cgi?id=26685&amp;list_id=91551"><text:span text:style-name="Hyperlink">Show last search results</text:span></text:a></text:p>
      <text:p/>
      <text:p>ome<text:a xlink:href="https://bugs.open-xchange.com/"><text:span text:style-name="Hyperlink">H</text:span></text:a><text:a xlink:href="https://bugs.open-xchange.com/"><text:span text:style-name="Hyperlink"> | </text:span></text:a><text:a xlink:href="https://bugs.open-xchange.com/"><text:span text:style-name="Hyperlink">New</text:span></text:a><text:a xlink:href="https://bugs.open-xchange.com/"><text:span text:style-name="Hyperlink"> | </text:span></text:a><text:a xlink:href="https://bugs.open-xchange.com/"><text:span text:style-name="Hyperlink">Browse</text:span></text:a><text:a xlink:href="https://bugs.open-xchange.com/"><text:span text:style-name="Hyperlink"> | </text:span></text:a><text:a xlink:href="https://bugs.open-xchange.com/"><text:span text:style-name="Hyperlink">Search</text:span></text:a><text:a xlink:href="https://bugs.open-xchange.com/"><text:span text:style-name="Hyperlink"> |   </text:span></text:a><text:a xlink:href="https://bugs.open-xchange.com/"><text:span text:style-name="Hyperlink">[?]</text:span></text:a><text:a xlink:href="https://bugs.open-xchange.com/"><text:span text:style-name="Hyperlink"> | </text:span></text:a><text:a xlink:href="https://bugs.open-xchange.com/"><text:span text:style-name="Hyperlink">Reports</text:span></text:a><text:a xlink:href="https://bugs.open-xchange.com/"><text:span text:style-name="Hyperlink"> | </text:span></text:a><text:a xlink:href="https://bugs.open-xchange.com/"><text:span text:style-name="Hyperlink">Preferences</text:span></text:a><text:a xlink:href="https://bugs.open-xchange.com/"><text:span text:style-name="Hyperlink"> | </text:span></text:a><text:a xlink:href="https://bugs.open-xchange.com/"><text:span text:style-name="Hyperlink">Log out</text:span></text:a><text:a xlink:href="https://bugs.open-xchange.com/"><text:span text:style-name="Hyperlink"> maike.henschel@open-xchange.com</text:span></text:a><text:a xlink:href="https://bugs.open-xchange.com/"><text:span text:style-name="Hyperlink">My Bugs</text:span></text:a><text:a xlink:href="https://bugs.open-xchange.com/"><text:span text:style-name="Hyperlink"> | </text:span></text:a><text:a xlink:href="https://bugs.open-xchange.com/"><text:span text:style-name="Hyperlink">bugs from me</text:span></text:a><text:a xlink:href="https://bugs.open-xchange.com/"><text:span text:style-name="Hyperlink"> | </text:span></text:a><text:a xlink:href="https://bugs.open-xchange.com/"><text:span text:style-name="Hyperlink">my bugs</text:span></text:a><text:a xlink:href="https://bugs.open-xchange.com/"><text:span text:style-name="Hyperlink"> </text:span></text:a></text:p>
      <text:p><text:a xlink:href="https://bugs.open-xchange.com/buglist.cgi?cmdtype=dorem&amp;remaction=run&amp;namedcmd=1tag&amp;sharer_id=2240"><text:span text:style-name="Hyperlink">1</text:span></text:a>tag | <text:a xlink:href="https://bugs.open-xchange.com/buglist.cgi?cmdtype=dorem&amp;remaction=run&amp;namedcmd=7.4.0%20Fixed!&amp;sharer_id=750"><text:span text:style-name="Hyperlink">7.4.0 Fixed!</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7.4.0 Fixme!</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Deadline</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New L3</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OX Docs</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OxDocs Fixed</text:span></text:a><text:a xlink:href="https://bugs.open-xchange.com/buglist.cgi?cmdtype=dorem&amp;remaction=run&amp;namedcmd=7.4.0%20Fixed!&amp;sharer_id=750"><text:span text:style-name="Hyperlink"> | </text:span></text:a><text:a xlink:href="https://bugs.open-xchange.com/buglist.cgi?cmdtype=dorem&amp;remaction=run&amp;namedcmd=7.4.0%20Fixed!&amp;sharer_id=750"><text:span text:style-name="Hyperlink">OxDocs Open</text:span></text:a></text:p>
      <text:p/>
      <text:p>egal Disclaimer<text:a xlink:href="http://www.open-xchange.com/en/legal-disclaimer"><text:span text:style-name="Hyperlink">L</text:span></text:a><text:a xlink:href="http://www.open-xchange.com/en/legal-disclaimer"><text:span text:style-name="Hyperlink">  |  </text:span></text:a><text:a xlink:href="http://www.open-xchange.com/en/legal-disclaimer"><text:span text:style-name="Hyperlink">Privacy Policy</text:span></text:a><text:a xlink:href="http://www.open-xchange.com/en/legal-disclaimer"><text:span text:style-name="Hyperlink">  |  </text:span></text:a><text:a xlink:href="http://www.open-xchange.com/en/legal-disclaimer"><text:span text:style-name="Hyperlink">Legal Notice</text:span></text:a><text:a xlink:href="http://www.open-xchange.com/en/legal-disclaimer"><text:span text:style-name="Hyperlink">  |  </text:span></text:a><text:a xlink:href="http://www.open-xchange.com/en/legal-disclaimer"><text:span text:style-name="Hyperlink">Editorial</text:span></text:a><text:a xlink:href="http://www.open-xchange.com/en/legal-disclaimer"><text:span text:style-name="Hyperlink">  |  </text:span></text:a><text:a xlink:href="http://www.open-xchange.com/en/legal-disclaimer"><text:span text:style-name="Hyperlink">Contact Us</text:span></text:a></text:p>
      <text:p/>
      <text:p/>
      <text:p>Open-Xchange Bugzilla – Bug 27054</text:p>
      <text:p>ODT - Hyperlink: hyperlink is lost, after changing the format to a bullet list</text:p>
      <text:p>Last modified: 2013-06-11 12:10:01 CEST</text:p>
      <text:p/>
      <text:p>HomeHomepageForumKnowledge BaseHome | New | Browse | Search |   [?] | Reports | Preferences | Log out maike.henschel@open-xchange.com</text:p>
      <text:p/>
      <text:p>Bug List: (165 of 197) First Last Prev Next   Show last search results</text:p>
      <text:p/>
      <text:p>ug 27054B - ODT - Hyperlink: hyperlink is lost, after changing the format to a bullet list (edit)Status:NEW (edit)Product:             BugzillaTests             Mobile Web Interface             Outlook Uploader             OX App Suite             OX Cloud Service             OX Drive             OX Notifier             OX6 Advanced Server Edition             OX6 Client Updater             OX6 Internal             OX6 LDAP Sync             OX6 Server Edition             OX6 Server Edition for UCS             OXtender 2 for MS Outlook             OXtender for Business Mobility             OXtender for cPanel             OXtender for MS Outlook 6             Web Site         Component:             Administration             Backend             Custom Plugins             DAV             Documentation             Documents Preview             Packaging             Spreadsheet Backend             Spreadsheet Frontend             Text Backend             Text Frontend             USM             Web Frontend         Version:           7.0.0                      7.0.1                      7.0.2                      7.2.0                      7.2.1                      7.2.2                      7.4.0                      Prerelease                      unspecified                  Hardware:             ---             PC/Mac             Tablet             Smartphone             All                       ---         Importance:             P1             P2             P3             P4             P5                       blocker             critical             major             normal             minor             trivial             enhancement         Target Milestone:           7.4.0                      7.6.0                      later                      deferred                  Assigned To:</text:p>
      <text:p>Schubert, Svante (edit) (take)QA Contact:</text:p>
      <text:p>uality AssuranceQ (edit) (take)URL:http://docs-dev.oxhh.int (edit)Whiteboard:Keywords:</text:p>
      <text:p/>
      <text:p>Tags:</text:p>
      <text:p/>
      <text:p>epends on:DBlocks: Show dependency tree / graph</text:p>
      <text:p> Reported:2013-06-11 12:10 CEST by Henschel, MaikeModified:2013-06-11 12:10 CEST (History)CC List: Add me to CC list </text:p>
      <text:p>0 users (edit)See Also:(add)Server OS:             ---             Debian 4             Debian 5             Debian 6             Debian 7             RHEL 4             RHEL 5             RHEL 6             SLES 9             SLES 10             SLES 11             CentOS             Ubuntu             Windows             MacOS         Client OS:             ---             Windows 2000             Windows XP             Windows Vista             Windows 7             Windows 8             Linux             Mac OS             Symbian S60             Windows Phone             iOS 4             iOS 5             iOS 6             iOS 7             Android 2             Android 3             Android 4         Client Software:             ---             Internet Explorer 6             Internet Explorer 7             Internet Explorer 8             Internet Explorer 9             Internet Explorer 10             Chrome             Firefox             Safari             Opera             Command Line Tools             WebDAV Client             OSX Contacts             OSX Calendar             Outlook 2013             Outlook 2010             Outlook 2007             Outlook 2003             Outlook 2002             Outlook 2000         Reproducability:             ---             Happens every time             Happens sometimes but not always             Have not tried to reproduce it             Cannot reproduce it         Ticket number:Customer Name:Patch ID:Orig. Est.:Current Est.:Hours Worked:Hours Left:%Complete:Gain:Deadline:0.00.0 + 00.0Summarize time (including time for bugs blocking this bug)</text:p>
      <text:p>AttachmentsAdd an attachment (proposed patch, testcase, etc.)</text:p>
      <text:p/>
      <text:p/>
      <text:p>Only users in all of the selected groups can view this bug:</text:p>
      <text:p>Unchecking all boxes makes this a more public bug. Grant access to Open-Xchange  Grant access to Open-Xchange, Microdoc  Grant access to Open-Xchange, Microdoc, VIPcom  Grant access to Open-Xchange, Univention </text:p>
      <text:p>Users in the roles selected below can always view this bug:</text:p>
      <text:p/>
      <text:p> Reporter</text:p>
      <text:p> CC List</text:p>
      <text:p>The assignee and QA contact can always see a bug, and this section does not take effect unless the bug is restricted to at least one group.</text:p>
      <text:p/>
      <text:p/>
      <text:p>[reply] [−]</text:p>
      <text:p> PrivateDescriptionHenschel, Maike 2013-06-11 12:10:01 CESTSteps to Reproduce: 1. edit an odt 2. insert a hyperlink 3. close the odt 4. reedit the odt 5. select the hyperlink and change the format to bullet list 6. close the odt 7. reedit the odt<text:s text:c="2"/>Actual Results: 1. hyperlink is lost<text:s text:c="2"/>Expected Results: 1. hyperlink should be survivedCollapse All CommentsExpand All CommentsAdd Comment</text:p>
      <text:p>Additional Comments:  Make comment private (visible only to members of the Open-Xchange group) </text:p>
      <text:p/>
      <text:p>Status:</text:p>
      <text:p>             NEW             ASSIGNED             RESOLVED         </text:p>
      <text:p>Mark as DuplicateFormat For Printing  - XML  - Clone This Bug  - Top of page</text:p>
      <text:p>Bug List: (165 of 197) First Last Prev Next   Show last search results</text:p>
      <text:p/>
      <text:p>omeH | New | Browse | Search |   [?] | Reports | Preferences | Log out maike.henschel@open-xchange.comMy Bugs | bugs from me | my bugs </text:p>
      <text:p>1tag | 7.4.0 Fixed! | 7.4.0 Fixme! | Deadline | New L3 | OX Docs | OxDocs Fixed | OxDocs Open</text:p>
      <text:p/>
      <text:p>egal DisclaimerL  |  Privacy Policy  |  Legal Notice  |  Editorial  |  Contact Us</text:p>
      <text:p/>
      <text:p>asd</text:p>
      <table:table table:style-name="aa96da2">
        <table:table-column table:number-columns-repeated="4" table:style-name="a2f3a63"/>
        <table:table-row>
          <table:table-cell table:style-name="a9f20dc">
            <text:p>asd</text:p>
          </table:table-cell>
          <table:table-cell table:style-name="a05e82a"/>
          <table:table-cell table:style-name="a0e11c5"/>
          <table:table-cell table:style-name="aa694fe"/>
        </table:table-row>
        <table:table-row>
          <table:table-cell table:style-name="a0c32f1">
            <text:p>asda</text:p>
          </table:table-cell>
          <table:table-cell table:style-name="aa0cf63">
            <table:table table:style-name="a37f452">
              <table:table-column table:number-columns-repeated="5" table:style-name="a3357c8"/>
              <table:table-row>
                <table:table-cell table:style-name="a293bfe"/>
                <table:table-cell table:style-name="a4122e5"/>
                <table:table-cell table:style-name="afa72ce"/>
                <table:table-cell table:style-name="ae5799e"/>
                <table:table-cell table:style-name="af3f602"/>
              </table:table-row>
              <table:table-row>
                <table:table-cell table:style-name="a8d3fa4"/>
                <table:table-cell table:style-name="a8fbc28"/>
                <table:table-cell table:style-name="a36493b"/>
                <table:table-cell table:style-name="a690ce6"/>
                <table:table-cell table:style-name="ab73bf1"/>
              </table:table-row>
              <table:table-row>
                <table:table-cell table:style-name="a521084"/>
                <table:table-cell table:style-name="af1fd24"/>
                <table:table-cell table:style-name="adff531"/>
                <table:table-cell table:style-name="afb6c98"/>
                <table:table-cell table:style-name="ac3b56d"/>
              </table:table-row>
              <table:table-row>
                <table:table-cell table:style-name="a745883"/>
                <table:table-cell table:style-name="a4a6c24"/>
                <table:table-cell table:style-name="a1c7bd7"/>
                <table:table-cell table:style-name="a49d847"/>
                <table:table-cell table:style-name="a982eb0"/>
              </table:table-row>
              <table:table-row>
                <table:table-cell table:style-name="a857b0d"/>
                <table:table-cell table:style-name="a2f7c1c"/>
                <table:table-cell table:style-name="a8bd912"/>
                <table:table-cell table:style-name="a28cfac"/>
                <table:table-cell table:style-name="a0b17ff"/>
              </table:table-row>
              <table:table-row>
                <table:table-cell table:style-name="a2da09a"/>
                <table:table-cell table:style-name="a5db787"/>
                <table:table-cell table:style-name="abba74f"/>
                <table:table-cell table:style-name="a5cbdc9"/>
                <table:table-cell table:style-name="a0c85ac"/>
              </table:table-row>
              <table:table-row>
                <table:table-cell table:style-name="a799c78"/>
                <table:table-cell table:style-name="a97995a"/>
                <table:table-cell table:style-name="a709549"/>
                <table:table-cell table:style-name="a913307"/>
                <table:table-cell table:style-name="a11b98f"/>
              </table:table-row>
            </table:table>
          </table:table-cell>
          <table:table-cell table:style-name="ab6e44f">
            <text:list text:continue-numbering="true" text:style-name="L1">
              <text:list-item>
                <text:p text:style-name="a440a0a">sad</text:p>
              </text:list-item>
            </text:list>
            <text:list text:continue-numbering="true" text:style-name="L1">
              <text:list-item>
                <text:p text:style-name="aad41bb">asd</text:p>
              </text:list-item>
            </text:list>
          </table:table-cell>
          <table:table-cell table:style-name="a70f94a">
            <text:p text:style-name="heading3">asdad</text:p>
          </table:table-cell>
        </table:table-row>
        <table:table-row>
          <table:table-cell table:style-name="aff9519">
            <text:p>AS</text:p>
          </table:table-cell>
          <table:table-cell table:style-name="a77e42e">
            <text:p>asdasd</text:p>
          </table:table-cell>
          <table:table-cell table:style-name="af8d008"/>
          <table:table-cell table:style-name="a763959"/>
        </table:table-row>
      </table:table>
      <text:p>asd</text:p>
      <table:table table:style-name="a85d58d">
        <table:table-column table:number-columns-repeated="4" table:style-name="a8341b4"/>
        <table:table-row>
          <table:table-cell table:style-name="ac72cff">
            <text:p>asd</text:p>
          </table:table-cell>
          <table:table-cell table:style-name="ab30944"/>
          <table:table-cell table:style-name="a0a9fac"/>
          <table:table-cell table:style-name="a9c0900"/>
        </table:table-row>
        <table:table-row>
          <table:table-cell table:style-name="a6765f4">
            <text:p>asda</text:p>
          </table:table-cell>
          <table:table-cell table:style-name="a5c275d">
            <table:table table:style-name="af09fc4">
              <table:table-column table:number-columns-repeated="5" table:style-name="aecaebe"/>
              <table:table-row>
                <table:table-cell table:style-name="a5d1fc0"/>
                <table:table-cell table:style-name="a07360c"/>
                <table:table-cell table:style-name="a904f5b"/>
                <table:table-cell table:style-name="a10690e"/>
                <table:table-cell table:style-name="ac165d7"/>
              </table:table-row>
              <table:table-row>
                <table:table-cell table:style-name="a66635e"/>
                <table:table-cell table:style-name="a2b92e2"/>
                <table:table-cell table:style-name="a182a01"/>
                <table:table-cell table:style-name="a865929"/>
                <table:table-cell table:style-name="acffcf7"/>
              </table:table-row>
              <table:table-row>
                <table:table-cell table:style-name="ac06447"/>
                <table:table-cell table:style-name="a8bfb6c"/>
                <table:table-cell table:style-name="a0be8d0"/>
                <table:table-cell table:style-name="a652a3e"/>
                <table:table-cell table:style-name="aa1544f"/>
              </table:table-row>
              <table:table-row>
                <table:table-cell table:style-name="af59604"/>
                <table:table-cell table:style-name="a4efe99"/>
                <table:table-cell table:style-name="a1846e8"/>
                <table:table-cell table:style-name="a09ecbb"/>
                <table:table-cell table:style-name="a824dcd"/>
              </table:table-row>
              <table:table-row>
                <table:table-cell table:style-name="affc952"/>
                <table:table-cell table:style-name="aa897cb"/>
                <table:table-cell table:style-name="adc3d45"/>
                <table:table-cell table:style-name="a33add5"/>
                <table:table-cell table:style-name="af70ef2"/>
              </table:table-row>
              <table:table-row>
                <table:table-cell table:style-name="ae6540c"/>
                <table:table-cell table:style-name="a541d72"/>
                <table:table-cell table:style-name="ae75d47"/>
                <table:table-cell table:style-name="ad5b082"/>
                <table:table-cell table:style-name="a373c91"/>
              </table:table-row>
              <table:table-row>
                <table:table-cell table:style-name="ac3ed1f"/>
                <table:table-cell table:style-name="a3827cc"/>
                <table:table-cell table:style-name="a14c9eb"/>
                <table:table-cell table:style-name="a613bc1"/>
                <table:table-cell table:style-name="a5dddf6"/>
              </table:table-row>
            </table:table>
          </table:table-cell>
          <table:table-cell table:style-name="adb432f">
            <text:list text:continue-numbering="true" text:style-name="L1">
              <text:list-item>
                <text:p text:style-name="a70177d">sad</text:p>
              </text:list-item>
            </text:list>
            <text:list text:continue-numbering="true" text:style-name="L1">
              <text:list-item>
                <text:p text:style-name="a15c7a9">asd</text:p>
              </text:list-item>
            </text:list>
          </table:table-cell>
          <table:table-cell table:style-name="aa40fa3">
            <text:p text:style-name="heading3">asdad</text:p>
          </table:table-cell>
        </table:table-row>
        <table:table-row>
          <table:table-cell table:style-name="aa62c67">
            <text:p>AS</text:p>
          </table:table-cell>
          <table:table-cell table:style-name="a5f8b5a">
            <text:p>asdasd</text:p>
          </table:table-cell>
          <table:table-cell table:style-name="a960052"/>
          <table:table-cell table:style-name="a5908e4"/>
        </table:table-row>
      </table:table>
      <text:p>asd</text:p>
      <table:table table:style-name="adab5de">
        <table:table-column table:number-columns-repeated="4" table:style-name="a483ca8"/>
        <table:table-row>
          <table:table-cell table:style-name="a0cc489">
            <text:p>asd</text:p>
          </table:table-cell>
          <table:table-cell table:style-name="ab1575a"/>
          <table:table-cell table:style-name="ab02114"/>
          <table:table-cell table:style-name="a281a8e"/>
        </table:table-row>
        <table:table-row>
          <table:table-cell table:style-name="ae936d2">
            <text:p>asda</text:p>
          </table:table-cell>
          <table:table-cell table:style-name="a166041">
            <table:table table:style-name="a515d8b">
              <table:table-column table:number-columns-repeated="5" table:style-name="ac30d09"/>
              <table:table-row>
                <table:table-cell table:style-name="a996cd4"/>
                <table:table-cell table:style-name="a01abdc"/>
                <table:table-cell table:style-name="ab1c703"/>
                <table:table-cell table:style-name="ac36d93"/>
                <table:table-cell table:style-name="a8242eb"/>
              </table:table-row>
              <table:table-row>
                <table:table-cell table:style-name="a5735c9"/>
                <table:table-cell table:style-name="aaafd11"/>
                <table:table-cell table:style-name="ad3018e"/>
                <table:table-cell table:style-name="af68e2c"/>
                <table:table-cell table:style-name="a2c8c1c"/>
              </table:table-row>
              <table:table-row>
                <table:table-cell table:style-name="acfadf4"/>
                <table:table-cell table:style-name="a6ce08e"/>
                <table:table-cell table:style-name="a3d26a8"/>
                <table:table-cell table:style-name="a19c741"/>
                <table:table-cell table:style-name="a406ecb"/>
              </table:table-row>
              <table:table-row>
                <table:table-cell table:style-name="a0bf063"/>
                <table:table-cell table:style-name="a6a83ff"/>
                <table:table-cell table:style-name="a08a4c1"/>
                <table:table-cell table:style-name="a98fb0a"/>
                <table:table-cell table:style-name="a64e103"/>
              </table:table-row>
              <table:table-row>
                <table:table-cell table:style-name="aefe64c"/>
                <table:table-cell table:style-name="af54ec3"/>
                <table:table-cell table:style-name="abd7556"/>
                <table:table-cell table:style-name="a8dd23a"/>
                <table:table-cell table:style-name="a474558"/>
              </table:table-row>
              <table:table-row>
                <table:table-cell table:style-name="a3b9a6f"/>
                <table:table-cell table:style-name="ae88396"/>
                <table:table-cell table:style-name="a510d2b"/>
                <table:table-cell table:style-name="a108021"/>
                <table:table-cell table:style-name="adac712"/>
              </table:table-row>
              <table:table-row>
                <table:table-cell table:style-name="adc606d"/>
                <table:table-cell table:style-name="a6b7ba5"/>
                <table:table-cell table:style-name="a4986b0"/>
                <table:table-cell table:style-name="a91081b"/>
                <table:table-cell table:style-name="a823bef"/>
              </table:table-row>
            </table:table>
          </table:table-cell>
          <table:table-cell table:style-name="a22c743">
            <text:list text:continue-numbering="true" text:style-name="L1">
              <text:list-item>
                <text:p text:style-name="a087842">sad</text:p>
              </text:list-item>
            </text:list>
            <text:list text:continue-numbering="true" text:style-name="L1">
              <text:list-item>
                <text:p text:style-name="acf63e6">asd</text:p>
              </text:list-item>
            </text:list>
          </table:table-cell>
          <table:table-cell table:style-name="a9485b4">
            <text:p text:style-name="heading3">asdad</text:p>
          </table:table-cell>
        </table:table-row>
        <table:table-row>
          <table:table-cell table:style-name="a724a60">
            <text:p>AS</text:p>
          </table:table-cell>
          <table:table-cell table:style-name="a43efbc">
            <text:p>asdasd</text:p>
          </table:table-cell>
          <table:table-cell table:style-name="a4db158"/>
          <table:table-cell table:style-name="a29fa39"/>
        </table:table-row>
      </table:table>
      <text:p>asd</text:p>
      <table:table table:style-name="a093cda">
        <table:table-column table:number-columns-repeated="4" table:style-name="ac2f871"/>
        <table:table-row>
          <table:table-cell table:style-name="a75be42">
            <text:p>asd</text:p>
          </table:table-cell>
          <table:table-cell table:style-name="a188d87"/>
          <table:table-cell table:style-name="a77c6a2"/>
          <table:table-cell table:style-name="a43653f"/>
        </table:table-row>
        <table:table-row>
          <table:table-cell table:style-name="af3e8a6">
            <text:p>asda</text:p>
          </table:table-cell>
          <table:table-cell table:style-name="a308d3a">
            <table:table table:style-name="a33e223">
              <table:table-column table:number-columns-repeated="5" table:style-name="a4283e9"/>
              <table:table-row>
                <table:table-cell table:style-name="a7ab4bc"/>
                <table:table-cell table:style-name="a4193cb"/>
                <table:table-cell table:style-name="a92386d"/>
                <table:table-cell table:style-name="a9966d9"/>
                <table:table-cell table:style-name="a2e29cb"/>
              </table:table-row>
              <table:table-row>
                <table:table-cell table:style-name="ab4272c"/>
                <table:table-cell table:style-name="a6a6143"/>
                <table:table-cell table:style-name="a4b3f24"/>
                <table:table-cell table:style-name="a3affd4"/>
                <table:table-cell table:style-name="a441cbe"/>
              </table:table-row>
              <table:table-row>
                <table:table-cell table:style-name="ae130df"/>
                <table:table-cell table:style-name="a7980da"/>
                <table:table-cell table:style-name="ad4e813"/>
                <table:table-cell table:style-name="a111c88"/>
                <table:table-cell table:style-name="abefda3"/>
              </table:table-row>
              <table:table-row>
                <table:table-cell table:style-name="a6ecbb4"/>
                <table:table-cell table:style-name="a367a40"/>
                <table:table-cell table:style-name="acbddc8"/>
                <table:table-cell table:style-name="acb0780"/>
                <table:table-cell table:style-name="a16d20a"/>
              </table:table-row>
              <table:table-row>
                <table:table-cell table:style-name="a4490b1"/>
                <table:table-cell table:style-name="a3ff6d7"/>
                <table:table-cell table:style-name="ae06b40"/>
                <table:table-cell table:style-name="a06b813"/>
                <table:table-cell table:style-name="a261d3f"/>
              </table:table-row>
              <table:table-row>
                <table:table-cell table:style-name="adb5a4c"/>
                <table:table-cell table:style-name="ad44b95"/>
                <table:table-cell table:style-name="a6ea582"/>
                <table:table-cell table:style-name="a78c103"/>
                <table:table-cell table:style-name="a1ddb87"/>
              </table:table-row>
              <table:table-row>
                <table:table-cell table:style-name="ad019fb"/>
                <table:table-cell table:style-name="aea836a"/>
                <table:table-cell table:style-name="ac9b0e3"/>
                <table:table-cell table:style-name="a0c5474"/>
                <table:table-cell table:style-name="a76296d"/>
              </table:table-row>
            </table:table>
          </table:table-cell>
          <table:table-cell table:style-name="a2d2077">
            <text:list text:continue-numbering="true" text:style-name="L1">
              <text:list-item>
                <text:p text:style-name="aa1b0e9">sad</text:p>
              </text:list-item>
            </text:list>
            <text:list text:continue-numbering="true" text:style-name="L1">
              <text:list-item>
                <text:p text:style-name="adc46b2">asd</text:p>
              </text:list-item>
            </text:list>
          </table:table-cell>
          <table:table-cell table:style-name="a01f4e5">
            <text:p text:style-name="heading3">asdad</text:p>
          </table:table-cell>
        </table:table-row>
        <table:table-row>
          <table:table-cell table:style-name="aee356e">
            <text:p>AS</text:p>
          </table:table-cell>
          <table:table-cell table:style-name="ac2306c">
            <text:p>asdasd</text:p>
          </table:table-cell>
          <table:table-cell table:style-name="a0e1202"/>
          <table:table-cell table:style-name="a98c3b1"/>
        </table:table-row>
      </table:table>
      <text:p>asd</text:p>
      <table:table table:style-name="a59040c">
        <table:table-column table:number-columns-repeated="4" table:style-name="a28d110"/>
        <table:table-row>
          <table:table-cell table:style-name="a1519fb">
            <text:p>asd</text:p>
          </table:table-cell>
          <table:table-cell table:style-name="a2a9595"/>
          <table:table-cell table:style-name="a768a26"/>
          <table:table-cell table:style-name="a0de28b"/>
        </table:table-row>
        <table:table-row>
          <table:table-cell table:style-name="a7e7524">
            <text:p>asda</text:p>
          </table:table-cell>
          <table:table-cell table:style-name="a9680b9">
            <table:table table:style-name="ab38321">
              <table:table-column table:number-columns-repeated="5" table:style-name="a599d45"/>
              <table:table-row>
                <table:table-cell table:style-name="a3fff4e"/>
                <table:table-cell table:style-name="a40eb73"/>
                <table:table-cell table:style-name="aafb1bd"/>
                <table:table-cell table:style-name="afb25bb"/>
                <table:table-cell table:style-name="a7ae941"/>
              </table:table-row>
              <table:table-row>
                <table:table-cell table:style-name="aed4bd4"/>
                <table:table-cell table:style-name="af92c23"/>
                <table:table-cell table:style-name="a23a2c4"/>
                <table:table-cell table:style-name="a861fbd"/>
                <table:table-cell table:style-name="a78570e"/>
              </table:table-row>
              <table:table-row>
                <table:table-cell table:style-name="a33a455"/>
                <table:table-cell table:style-name="aa6f08f"/>
                <table:table-cell table:style-name="a8623c8"/>
                <table:table-cell table:style-name="a02caa1"/>
                <table:table-cell table:style-name="a70e6dc"/>
              </table:table-row>
              <table:table-row>
                <table:table-cell table:style-name="aaaba88"/>
                <table:table-cell table:style-name="a312e4b"/>
                <table:table-cell table:style-name="a383964"/>
                <table:table-cell table:style-name="a2d09d5"/>
                <table:table-cell table:style-name="a5c05ff"/>
              </table:table-row>
              <table:table-row>
                <table:table-cell table:style-name="a9fb901"/>
                <table:table-cell table:style-name="aa08654"/>
                <table:table-cell table:style-name="a760644"/>
                <table:table-cell table:style-name="a9a779e"/>
                <table:table-cell table:style-name="a32c6ba"/>
              </table:table-row>
              <table:table-row>
                <table:table-cell table:style-name="a55f739"/>
                <table:table-cell table:style-name="a43b5ba"/>
                <table:table-cell table:style-name="a67ddbc"/>
                <table:table-cell table:style-name="aaa84df"/>
                <table:table-cell table:style-name="a0d0913"/>
              </table:table-row>
              <table:table-row>
                <table:table-cell table:style-name="aea6e4e"/>
                <table:table-cell table:style-name="a71c96f"/>
                <table:table-cell table:style-name="a81205e"/>
                <table:table-cell table:style-name="a167063"/>
                <table:table-cell table:style-name="adfb6e4"/>
              </table:table-row>
            </table:table>
          </table:table-cell>
          <table:table-cell table:style-name="a3a407e">
            <text:list text:continue-numbering="true" text:style-name="L1">
              <text:list-item>
                <text:p text:style-name="a7ee7cd">sad</text:p>
              </text:list-item>
            </text:list>
            <text:list text:continue-numbering="true" text:style-name="L1">
              <text:list-item>
                <text:p text:style-name="ae6ef39">asd</text:p>
              </text:list-item>
            </text:list>
          </table:table-cell>
          <table:table-cell table:style-name="abdcdbf">
            <text:p text:style-name="heading3">asdad</text:p>
          </table:table-cell>
        </table:table-row>
        <table:table-row>
          <table:table-cell table:style-name="a3bd215">
            <text:p>AS</text:p>
          </table:table-cell>
          <table:table-cell table:style-name="a4614ef">
            <text:p>asdasd</text:p>
          </table:table-cell>
          <table:table-cell table:style-name="abbeb1b"/>
          <table:table-cell table:style-name="a8ffb6b"/>
        </table:table-row>
      </table:table>
      <text:p/>
      <table:table table:style-name="ae49853">
        <table:table-column table:number-columns-repeated="4" table:style-name="a45d77f"/>
        <table:table-row>
          <table:table-cell table:style-name="a26ecb3">
            <text:p>asd</text:p>
          </table:table-cell>
          <table:table-cell table:style-name="af6ebf4"/>
          <table:table-cell table:style-name="a6af0a7"/>
          <table:table-cell table:style-name="a1d7b53"/>
        </table:table-row>
        <table:table-row>
          <table:table-cell table:style-name="aa57350">
            <text:p>asda</text:p>
          </table:table-cell>
          <table:table-cell table:style-name="aa1886b">
            <table:table table:style-name="a4df4f3">
              <table:table-column table:number-columns-repeated="5" table:style-name="af9c3c3"/>
              <table:table-row>
                <table:table-cell table:style-name="aedc641"/>
                <table:table-cell table:style-name="aec0abb"/>
                <table:table-cell table:style-name="acaff8d"/>
                <table:table-cell table:style-name="adfd671"/>
                <table:table-cell table:style-name="a44adf1"/>
              </table:table-row>
              <table:table-row>
                <table:table-cell table:style-name="a3445d4"/>
                <table:table-cell table:style-name="ab0c409"/>
                <table:table-cell table:style-name="a2a4f51"/>
                <table:table-cell table:style-name="a033ed7"/>
                <table:table-cell table:style-name="a975c1c"/>
              </table:table-row>
              <table:table-row>
                <table:table-cell table:style-name="abfc6cf"/>
                <table:table-cell table:style-name="ab65806"/>
                <table:table-cell table:style-name="a6f2040"/>
                <table:table-cell table:style-name="a5a5e3d"/>
                <table:table-cell table:style-name="a373d8b"/>
              </table:table-row>
              <table:table-row>
                <table:table-cell table:style-name="a5fdc98"/>
                <table:table-cell table:style-name="a2af8de"/>
                <table:table-cell table:style-name="a348c31"/>
                <table:table-cell table:style-name="a44a264"/>
                <table:table-cell table:style-name="a75376a"/>
              </table:table-row>
              <table:table-row>
                <table:table-cell table:style-name="acfeb26"/>
                <table:table-cell table:style-name="a0f32b2"/>
                <table:table-cell table:style-name="acb8405"/>
                <table:table-cell table:style-name="abbee90"/>
                <table:table-cell table:style-name="ab44b8b"/>
              </table:table-row>
              <table:table-row>
                <table:table-cell table:style-name="a945eeb"/>
                <table:table-cell table:style-name="a625c80"/>
                <table:table-cell table:style-name="a795c6a"/>
                <table:table-cell table:style-name="a7efa7b"/>
                <table:table-cell table:style-name="a12e283"/>
              </table:table-row>
              <table:table-row>
                <table:table-cell table:style-name="a7078eb"/>
                <table:table-cell table:style-name="ab35d8f"/>
                <table:table-cell table:style-name="aea0c32"/>
                <table:table-cell table:style-name="ad361ed"/>
                <table:table-cell table:style-name="a103be9"/>
              </table:table-row>
            </table:table>
          </table:table-cell>
          <table:table-cell table:style-name="a865e14">
            <text:list text:continue-numbering="true" text:style-name="L1">
              <text:list-item>
                <text:p text:style-name="a02a85e">sad</text:p>
              </text:list-item>
            </text:list>
            <text:list text:continue-numbering="true" text:style-name="L1">
              <text:list-item>
                <text:p text:style-name="af76716">asd</text:p>
              </text:list-item>
            </text:list>
          </table:table-cell>
          <table:table-cell table:style-name="ab844e6">
            <text:p text:style-name="heading3">asdad</text:p>
          </table:table-cell>
        </table:table-row>
        <table:table-row>
          <table:table-cell table:style-name="aff600f">
            <text:p>AS</text:p>
          </table:table-cell>
          <table:table-cell table:style-name="a474b8f">
            <text:p>asdasd</text:p>
          </table:table-cell>
          <table:table-cell table:style-name="a60b256"/>
          <table:table-cell table:style-name="ab54641"/>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S Mincho" svg:font-family="'MS Mincho'"/>
    <style:font-face style:font-family-generic="system" style:font-pitch="variable" style:name="Mangal" svg:font-family="Mangal"/>
    <style:font-face style:font-family-generic="system" style:font-pitch="variable" style:name="Segoe UI" svg:font-family="'Segoe UI'"/>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egoe UI"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S Mincho" style:font-name-complex="Mangal" style:font-size-asian="14.0pt"/>
    </style:style>
    <style:style style:display-name="List Paragraph" style:family="paragraph" style:name="ListParagraph" style:next-style-name="ListParagraph" style:parent-style-name="Standard">
      <style:paragraph-properties fo:margin-left="12.7mm"/>
    </style:style>
    <style:style style:default-outline-level="3" style:display-name="heading 3" style:family="paragraph" style:name="heading3" style:next-style-name="Standard" style:parent-style-name="Standard">
      <style:paragraph-properties/>
      <style:text-properties fo:color="#4F81BD" fo:font-weight="bold"/>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isplay-name="Hyperlink" style:family="text" style:name="Hyperlink" style:parent-style-name="default_character_style">
      <style:text-properties fo:color="#0080C0" style:text-underline-style="solid"/>
    </style:style>
    <style:default-style style:family="graphic">
      <style:graphic-properties draw:fill="solid" draw:fill-color="#cfe7f5"/>
      <style:text-properties fo:country="DE" fo:font-size="12.0pt" fo:language="de" style:font-size-asian="10.5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5:42</dc:date>
    <meta:editing-cycles>2</meta:editing-cycles>
    <meta:editing-duration>PT0.224S</meta:editing-duration>
  </office:meta>
</office:document-meta>
</file>